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9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46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88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11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11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33cm" fo:min-width="2.77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99cm" loext:decorative="false"/>
      <style:paragraph-properties style:writing-mode="lr-tb"/>
    </style:style>
    <style:style style:name="gr9" style:family="graphic" style:parent-style-name="objectwithoutfill">
      <style:graphic-properties svg:stroke-width="0cm" draw:marker-end="Arrowheads_20_1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59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8cm" fo:min-width="0cm" loext:decorative="false"/>
      <style:paragraph-properties style:writing-mode="lr-tb"/>
    </style:style>
    <style:style style:name="gr19" style:family="graphic">
      <style:graphic-properties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38cm" fo:min-width="0cm" loext:decorative="false"/>
      <style:paragraph-properties style:writing-mode="lr-tb"/>
    </style:style>
    <style:style style:name="gr22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07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36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24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01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332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96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8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314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71cm" fo:min-width="2.81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837cm" loext:decorative="false"/>
      <style:paragraph-properties style:writing-mode="lr-tb"/>
    </style:style>
    <style:style style:name="gr33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38cm" fo:min-width="0cm" loext:decorative="false"/>
      <style:paragraph-properties style:writing-mode="lr-tb"/>
    </style:style>
    <style:style style:name="gr39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39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885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3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14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72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704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791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33cm" fo:min-width="3.466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72cm" fo:min-width="3.704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23cm" fo:min-width="3.791cm" loext:decorative="false"/>
      <style:paragraph-properties style:writing-mode="lr-tb"/>
    </style:style>
    <style:style style:name="gr51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171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18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4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99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32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686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249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426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657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881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64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76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722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483cm" loext:decorative="false"/>
      <style:paragraph-properties style:writing-mode="lr-tb"/>
    </style:style>
    <style:style style:name="gr66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67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68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362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449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488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964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7cm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33cm" fo:min-width="3.964cm" loext:decorative="false"/>
      <style:paragraph-properties style:writing-mode="lr-tb"/>
    </style:style>
    <style:style style:name="gr75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76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77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2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817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921cm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4cm" fo:min-width="4.527cm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48cm" fo:min-width="3.293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628cm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16cm" fo:min-width="3.769cm" loext:decorative="false"/>
      <style:paragraph-properties style:writing-mode="lr-tb"/>
    </style:style>
    <style:style style:name="gr85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97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051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354cm" loext:decorative="false"/>
      <style:paragraph-properties style:writing-mode="lr-tb"/>
    </style:style>
    <style:style style:name="gr90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92" style:family="graphic" style:parent-style-name="objectwithoutfill">
      <style:graphic-properties draw:marker-end="Arrowheads_20_37" draw:marker-end-width="0.3cm" draw:fill="none" draw:textarea-vertical-align="middle" loext:decorative="false"/>
    </style:style>
    <style:style style:name="gr93" style:family="graphic" style:parent-style-name="standard">
      <style:graphic-properties draw:textarea-vertical-align="middle" loext:decorative="false"/>
    </style:style>
    <style:style style:name="gr94" style:family="graphic" style:parent-style-name="objectwithoutfill">
      <style:graphic-properties draw:fill="none" draw:textarea-vertical-align="middle" loext:decorative="false"/>
    </style:style>
    <style:style style:name="gr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07cm" fo:min-width="5.567cm" loext:decorative="false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544cm" loext:decorative="false"/>
      <style:paragraph-properties style:writing-mode="lr-tb"/>
    </style:style>
    <style:style style:name="gr97" style:family="graphic" style:parent-style-name="objectwithoutfill">
      <style:graphic-properties draw:marker-end="Arrowheads_20_61" draw:marker-end-width="0.3cm" draw:fill="none" draw:textarea-vertical-align="middle" loext:decorative="false"/>
    </style:style>
    <style:style style:name="gr98" style:family="graphic" style:parent-style-name="objectwithoutfill">
      <style:graphic-properties draw:marker-end="Arrowheads_20_62" draw:marker-end-width="0.3cm" draw:fill="none" draw:textarea-vertical-align="middle" loext:decorative="false"/>
    </style:style>
    <style:style style:name="gr99" style:family="graphic" style:parent-style-name="objectwithoutfill">
      <style:graphic-properties draw:marker-end="Arrowheads_20_63" draw:marker-end-width="0.3cm" draw:fill="none" draw:textarea-vertical-align="middle" loext:decorative="false"/>
    </style:style>
    <style:style style:name="gr100" style:family="graphic" style:parent-style-name="objectwithoutfill">
      <style:graphic-properties draw:marker-end="Arrowheads_20_64" draw:marker-end-width="0.3cm" draw:fill="none" draw:textarea-vertical-align="middle" loext:decorative="false"/>
    </style:style>
    <style:style style:name="gr101" style:family="graphic" style:parent-style-name="objectwithoutfill">
      <style:graphic-properties draw:marker-end="Arrowheads_20_65" draw:marker-end-width="0.3cm" draw:fill="none" draw:textarea-vertical-align="middle" loext:decorative="false"/>
    </style:style>
    <style:style style:name="gr102" style:family="graphic" style:parent-style-name="objectwithoutfill">
      <style:graphic-properties draw:marker-end="Arrowheads_20_66" draw:marker-end-width="0.3cm" draw:fill="none" draw:textarea-vertical-align="middle" loext:decorative="false"/>
    </style:style>
    <style:style style:name="gr103" style:family="graphic" style:parent-style-name="objectwithoutfill">
      <style:graphic-properties draw:marker-end="Arrowheads_20_67" draw:marker-end-width="0.3cm" draw:fill="none" draw:textarea-vertical-align="middle" loext:decorative="false"/>
    </style:style>
    <style:style style:name="gr104" style:family="graphic" style:parent-style-name="objectwithoutfill">
      <style:graphic-properties draw:marker-end="Arrowheads_20_68" draw:marker-end-width="0.3cm" draw:fill="none" draw:textarea-vertical-align="middle" loext:decorative="false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856cm" loext:decorative="false"/>
      <style:paragraph-properties style:writing-mode="lr-tb"/>
    </style:style>
    <style:style style:name="gr106" style:family="graphic" style:parent-style-name="objectwithoutfill">
      <style:graphic-properties draw:marker-end="Arrowheads_20_75" draw:marker-end-width="0.3cm" draw:fill="none" draw:textarea-vertical-align="middle" loext:decorative="false"/>
    </style:style>
    <style:style style:name="gr107" style:family="graphic" style:parent-style-name="objectwithoutfill">
      <style:graphic-properties draw:marker-end="Arrowheads_20_76" draw:marker-end-width="0.3cm" draw:fill="none" draw:textarea-vertical-align="middle" loext:decorative="false"/>
    </style:style>
    <style:style style:name="gr108" style:family="graphic" style:parent-style-name="objectwithoutfill">
      <style:graphic-properties draw:marker-end="Arrowheads_20_77" draw:marker-end-width="0.3cm" draw:fill="none" draw:textarea-vertical-align="middle" loext:decorative="fals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12cm" loext:decorative="false"/>
      <style:paragraph-properties style:writing-mode="lr-tb"/>
    </style:style>
    <style:style style:name="gr110" style:family="graphic" style:parent-style-name="objectwithoutfill">
      <style:graphic-properties draw:marker-end="Arrowheads_20_78" draw:marker-end-width="0.3cm" draw:fill="none" draw:textarea-vertical-align="middle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31cm" loext:decorative="false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873cm" loext:decorative="false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25cm" loext:decorative="false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6.281cm" loext:decorative="false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376cm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938cm" loext:decorative="false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264cm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505cm" loext:decorative="false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7cm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6.346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185cm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748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155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25cm" loext:decorative="false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813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138cm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358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466cm" loext:decorative="false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22cm" loext:decorative="false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228cm" loext:decorative="false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683cm" loext:decorative="false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246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423cm" loext:decorative="false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311cm" loext:decorative="false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636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878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181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718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26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393cm" loext:decorative="false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371cm" loext:decorative="false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912cm" loext:decorative="false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614cm" loext:decorative="false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073cm" loext:decorative="false"/>
      <style:paragraph-properties style:writing-mode="lr-tb"/>
    </style:style>
    <style:style style:name="gr145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146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147" style:family="graphic" style:parent-style-name="objectwithoutfill">
      <style:graphic-properties draw:marker-end="Arrowheads_20_40" draw:marker-end-width="0.3cm" draw:fill="none" draw:textarea-vertical-align="middle" loext:decorative="false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293cm" loext:decorative="false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6.259cm" loext:decorative="false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96cm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934cm" loext:decorative="false"/>
      <style:paragraph-properties style:writing-mode="lr-tb"/>
    </style:style>
    <style:style style:name="gr152" style:family="graphic" style:parent-style-name="objectwithoutfill">
      <style:graphic-properties draw:marker-end="Arrowheads_20_41" draw:marker-end-width="0.3cm" draw:fill="none" draw:textarea-vertical-align="middle" loext:decorative="false"/>
    </style:style>
    <style:style style:name="gr153" style:family="graphic" style:parent-style-name="objectwithoutfill">
      <style:graphic-properties draw:marker-end="Arrowheads_20_42" draw:marker-end-width="0.3cm" draw:fill="none" draw:textarea-vertical-align="middle" loext:decorative="false"/>
    </style:style>
    <style:style style:name="gr154" style:family="graphic" style:parent-style-name="objectwithoutfill">
      <style:graphic-properties draw:marker-start="Arrowheads_20_60" draw:marker-end="Arrowheads_20_43" draw:marker-end-width="0.3cm" draw:fill="none" draw:textarea-vertical-align="middle" loext:decorative="false"/>
    </style:style>
    <style:style style:name="gr155" style:family="graphic" style:parent-style-name="objectwithoutfill">
      <style:graphic-properties draw:marker-end="Arrowheads_20_44" draw:marker-end-width="0.3cm" draw:fill="none" draw:textarea-vertical-align="middle" loext:decorative="false"/>
    </style:style>
    <style:style style:name="gr156" style:family="graphic" style:parent-style-name="objectwithoutfill">
      <style:graphic-properties draw:marker-end="Arrowheads_20_45" draw:marker-end-width="0.3cm" draw:fill="none" draw:textarea-vertical-align="middle" loext:decorative="false"/>
    </style:style>
    <style:style style:name="gr157" style:family="graphic" style:parent-style-name="objectwithoutfill">
      <style:graphic-properties draw:marker-end="Arrowheads_20_46" draw:marker-end-width="0.3cm" draw:fill="none" draw:textarea-vertical-align="middle" loext:decorative="false"/>
    </style:style>
    <style:style style:name="gr158" style:family="graphic" style:parent-style-name="objectwithoutfill">
      <style:graphic-properties draw:marker-end="Arrowheads_20_47" draw:marker-end-width="0.3cm" draw:fill="none" draw:textarea-vertical-align="middle" loext:decorative="false"/>
    </style:style>
    <style:style style:name="gr159" style:family="graphic" style:parent-style-name="objectwithoutfill">
      <style:graphic-properties draw:marker-end="Arrowheads_20_48" draw:marker-end-width="0.3cm" draw:fill="none" draw:textarea-vertical-align="middle" loext:decorative="false"/>
    </style:style>
    <style:style style:name="gr160" style:family="graphic" style:parent-style-name="objectwithoutfill">
      <style:graphic-properties draw:marker-start="Arrowheads_20_60" draw:marker-end="Arrowheads_20_49" draw:marker-end-width="0.3cm" draw:fill="none" draw:textarea-vertical-align="middle" loext:decorative="false"/>
    </style:style>
    <style:style style:name="gr161" style:family="graphic" style:parent-style-name="objectwithoutfill">
      <style:graphic-properties draw:marker-end="Arrowheads_20_50" draw:marker-end-width="0.3cm" draw:fill="none" draw:textarea-vertical-align="middle" loext:decorative="false"/>
    </style:style>
    <style:style style:name="gr162" style:family="graphic" style:parent-style-name="objectwithoutfill">
      <style:graphic-properties draw:marker-end="Arrowheads_20_51" draw:marker-end-width="0.3cm" draw:fill="none" draw:textarea-vertical-align="middle" loext:decorative="false"/>
    </style:style>
    <style:style style:name="gr163" style:family="graphic" style:parent-style-name="objectwithoutfill">
      <style:graphic-properties draw:marker-start="Arrowheads_20_60" draw:marker-end="Arrowheads_20_52" draw:marker-end-width="0.3cm" draw:fill="none" draw:textarea-vertical-align="middle" loext:decorative="false"/>
    </style:style>
    <style:style style:name="gr164" style:family="graphic" style:parent-style-name="objectwithoutfill">
      <style:graphic-properties draw:marker-end="Arrowheads_20_53" draw:marker-end-width="0.3cm" draw:fill="none" draw:textarea-vertical-align="middle" loext:decorative="false"/>
    </style:style>
    <style:style style:name="gr165" style:family="graphic" style:parent-style-name="objectwithoutfill">
      <style:graphic-properties draw:marker-end="Arrowheads_20_54" draw:marker-end-width="0.3cm" draw:fill="none" draw:textarea-vertical-align="middle" loext:decorative="false"/>
    </style:style>
    <style:style style:name="gr166" style:family="graphic" style:parent-style-name="objectwithoutfill">
      <style:graphic-properties draw:marker-start="Arrowheads_20_9" draw:marker-end="Arrowheads_20_55" draw:marker-end-width="0.3cm" draw:fill="none" draw:textarea-vertical-align="middle" loext:decorative="false"/>
    </style:style>
    <style:style style:name="gr167" style:family="graphic" style:parent-style-name="objectwithoutfill">
      <style:graphic-properties draw:marker-end="Arrowheads_20_58" draw:marker-end-width="0.3cm" draw:fill="none" draw:textarea-vertical-align="middle" loext:decorative="false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375cm" loext:decorative="false"/>
      <style:paragraph-properties style:writing-mode="lr-tb"/>
    </style:style>
    <style:style style:name="gr169" style:family="graphic" style:parent-style-name="objectwithoutfill">
      <style:graphic-properties draw:marker-end="Arrowheads_20_69" draw:marker-end-width="0.3cm" draw:fill="none" draw:textarea-vertical-align="middle" loext:decorative="false"/>
    </style:style>
    <style:style style:name="gr170" style:family="graphic" style:parent-style-name="objectwithoutfill">
      <style:graphic-properties draw:marker-end="Arrowheads_20_70" draw:marker-end-width="0.3cm" draw:fill="none" draw:textarea-vertical-align="middle" loext:decorative="false"/>
    </style:style>
    <style:style style:name="gr171" style:family="graphic" style:parent-style-name="objectwithoutfill">
      <style:graphic-properties draw:marker-end="Arrowheads_20_71" draw:marker-end-width="0.3cm" draw:fill="none" draw:textarea-vertical-align="middle" loext:decorative="false"/>
    </style:style>
    <style:style style:name="gr172" style:family="graphic" style:parent-style-name="objectwithoutfill">
      <style:graphic-properties draw:marker-end="Arrowheads_20_72" draw:marker-end-width="0.3cm" draw:fill="none" draw:textarea-vertical-align="middle" loext:decorative="false"/>
    </style:style>
    <style:style style:name="P1" style:family="paragraph">
      <loext:graphic-properties draw:fill="none" draw:fill-color="#ffffff"/>
      <style:text-properties fo:font-size="11pt" style:text-underline-style="solid" style:text-underline-width="bold" style:text-underline-color="font-color"/>
    </style:style>
    <style:style style:name="P2" style:family="paragraph">
      <loext:graphic-properties draw:fill="none" draw:fill-color="#ffffff"/>
      <style:text-properties fo:font-size="11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1pt"/>
    </style:style>
    <style:style style:name="P5" style:family="paragraph">
      <loext:graphic-properties draw:fill="none"/>
      <style:paragraph-properties fo:text-align="center"/>
      <style:text-properties fo:font-size="11pt"/>
    </style:style>
    <style:style style:name="P6" style:family="paragraph">
      <style:paragraph-properties fo:margin-top="0.42cm" fo:margin-bottom="0.35cm" fo:text-align="start"/>
    </style:style>
    <style:style style:name="P7" style:family="paragraph">
      <loext:graphic-properties draw:fill="none" draw:fill-color="#ffffff"/>
      <style:paragraph-properties fo:margin-top="0.42cm" fo:margin-bottom="0.35cm" fo:text-align="start"/>
      <style:text-properties fo:font-size="11pt" style:text-underline-style="solid" style:text-underline-width="bold" style:text-underline-color="font-color" style:font-size-asian="10pt" style:font-size-complex="10pt"/>
    </style:style>
    <style:style style:name="P8" style:family="paragraph">
      <style:paragraph-properties fo:margin-left="0cm" fo:margin-right="0cm" fo:margin-top="0.42cm" fo:margin-bottom="0.35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  <style:text-properties fo:font-size="11pt" style:font-size-asian="10pt" style:font-size-complex="10pt"/>
    </style:style>
    <style:style style:name="P10" style:family="paragraph">
      <loext:graphic-properties draw:fill="none" draw:fill-color="#ffffff"/>
      <style:paragraph-properties fo:margin-top="0.42cm" fo:margin-bottom="0.35cm"/>
      <style:text-properties fo:font-size="11pt" style:font-size-asian="10pt" style:font-size-complex="1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T1" style:family="text">
      <style:text-properties fo:font-size="11pt" style:text-underline-style="solid" style:text-underline-width="bold" style:text-underline-color="font-color"/>
    </style:style>
    <style:style style:name="T2" style:family="text">
      <style:text-properties fo:font-size="11pt"/>
    </style:style>
    <style:style style:name="T3" style:family="text">
      <style:text-properties fo:font-size="11pt" style:text-underline-style="solid" style:text-underline-width="bold" style:text-underline-color="font-color" style:font-size-asian="10pt" style:font-size-complex="10pt"/>
    </style:style>
    <style:style style:name="T4" style:family="text">
      <style:text-properties fo:font-size="11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191cm" svg:height="0.683cm" svg:x="1.952cm" svg:y="0.635cm">
          <draw:text-box>
            <text:p><text:span text:style-name="T1">id_patient</text:span></text:p>
          </draw:text-box>
        </draw:frame>
        <draw:frame draw:style-name="gr2" draw:text-style-name="P2" xml:id="id2" draw:id="id2" draw:layer="layout" svg:width="2.646cm" svg:height="0.683cm" svg:x="1.952cm" svg:y="1.219cm">
          <draw:text-box>
            <text:p><text:span text:style-name="T2">nom_pa</text:span><text:span text:style-name="T2">tient</text:span></text:p>
          </draw:text-box>
        </draw:frame>
        <draw:frame draw:style-name="gr3" draw:text-style-name="P2" xml:id="id3" draw:id="id3" draw:layer="layout" svg:width="3.208cm" svg:height="0.683cm" svg:x="1.952cm" svg:y="1.804cm">
          <draw:text-box>
            <text:p><text:span text:style-name="T2">prenom_patie</text:span><text:span text:style-name="T2">nt</text:span></text:p>
          </draw:text-box>
        </draw:frame>
        <draw:frame draw:style-name="gr4" draw:text-style-name="P2" xml:id="id4" draw:id="id4" draw:layer="layout" svg:width="2.386cm" svg:height="0.683cm" svg:x="1.952cm" svg:y="2.388cm">
          <draw:text-box>
            <text:p><text:span text:style-name="T2">cin_patient</text:span></text:p>
          </draw:text-box>
        </draw:frame>
        <draw:frame draw:style-name="gr5" draw:text-style-name="P2" xml:id="id5" draw:id="id5" draw:layer="layout" svg:width="4.616cm" svg:height="0.683cm" svg:x="1.952cm" svg:y="2.973cm">
          <draw:text-box>
            <text:p><text:span text:style-name="T2">date_naissa</text:span><text:span text:style-name="T2">nce_patient</text:span></text:p>
          </draw:text-box>
        </draw:frame>
        <draw:frame draw:style-name="gr6" draw:text-style-name="P2" xml:id="id6" draw:id="id6" draw:layer="layout" svg:width="2.711cm" svg:height="0.683cm" svg:x="1.952cm" svg:y="3.557cm">
          <draw:text-box>
            <text:p><text:span text:style-name="T2">sexe_patient</text:span></text:p>
          </draw:text-box>
        </draw:frame>
        <draw:frame draw:style-name="gr7" draw:text-style-name="P4" xml:id="id7" draw:id="id7" draw:layer="layout" svg:width="3.274cm" svg:height="0.683cm" svg:x="1.952cm" svg:y="4.142cm">
          <draw:text-box>
            <text:p text:style-name="P3"><text:span text:style-name="T2">adresse_patient</text:span></text:p>
          </draw:text-box>
        </draw:frame>
        <draw:frame draw:style-name="gr8" draw:text-style-name="P2" xml:id="id8" draw:id="id8" draw:layer="layout" svg:width="3.599cm" svg:height="0.683cm" svg:x="1.952cm" svg:y="4.726cm">
          <draw:text-box>
            <text:p text:style-name="P3"><text:span text:style-name="T2">telephone_patie</text:span><text:span text:style-name="T2">nt</text:span></text:p>
          </draw:text-box>
        </draw:frame>
        <draw:connector draw:style-name="gr9" draw:text-style-name="P5" draw:layer="layout" draw:type="lines" svg:x1="1.952cm" svg:y1="0.976cm" svg:x2="1.952cm" svg:y2="1.56cm" draw:start-shape="id1" draw:start-glue-point="3" draw:end-shape="id2" draw:end-glue-point="3" svg:d="M1952 976h-500v584h500" svg:viewBox="0 0 501 585">
          <text:p/>
        </draw:connector>
        <draw:connector draw:style-name="gr10" draw:text-style-name="P5" draw:layer="layout" draw:type="lines" svg:x1="1.952cm" svg:y1="0.976cm" svg:x2="1.952cm" svg:y2="2.145cm" draw:start-shape="id1" draw:start-glue-point="3" draw:end-shape="id3" draw:end-glue-point="3" svg:d="M1952 976h-500v1169h500" svg:viewBox="0 0 501 1170">
          <text:p/>
        </draw:connector>
        <draw:connector draw:style-name="gr11" draw:text-style-name="P5" draw:layer="layout" draw:type="lines" svg:x1="1.952cm" svg:y1="0.976cm" svg:x2="1.952cm" svg:y2="2.729cm" draw:start-shape="id1" draw:start-glue-point="3" draw:end-shape="id4" draw:end-glue-point="3" svg:d="M1952 976h-500v1753h500" svg:viewBox="0 0 501 1754">
          <text:p/>
        </draw:connector>
        <draw:connector draw:style-name="gr12" draw:text-style-name="P5" draw:layer="layout" draw:type="lines" svg:x1="1.952cm" svg:y1="0.976cm" svg:x2="1.952cm" svg:y2="3.314cm" draw:start-shape="id1" draw:start-glue-point="3" draw:end-shape="id5" draw:end-glue-point="3" svg:d="M1952 976h-500v2338h500" svg:viewBox="0 0 501 2339">
          <text:p/>
        </draw:connector>
        <draw:connector draw:style-name="gr13" draw:text-style-name="P5" draw:layer="layout" draw:type="lines" svg:x1="1.952cm" svg:y1="0.976cm" svg:x2="1.952cm" svg:y2="3.898cm" draw:start-shape="id1" draw:start-glue-point="3" draw:end-shape="id6" draw:end-glue-point="3" svg:d="M1952 976h-500v2922h500" svg:viewBox="0 0 501 2923">
          <text:p/>
        </draw:connector>
        <draw:connector draw:style-name="gr14" draw:text-style-name="P5" draw:layer="layout" draw:type="lines" svg:x1="1.952cm" svg:y1="0.976cm" svg:x2="1.952cm" svg:y2="4.483cm" draw:start-shape="id1" draw:start-glue-point="3" draw:end-shape="id7" draw:end-glue-point="3" svg:d="M1952 976h-500v3507h500" svg:viewBox="0 0 501 3508">
          <text:p/>
        </draw:connector>
        <draw:connector draw:style-name="gr15" draw:text-style-name="P5" draw:layer="layout" draw:type="lines" svg:x1="1.952cm" svg:y1="0.976cm" svg:x2="1.952cm" svg:y2="5.067cm" draw:start-shape="id1" draw:start-glue-point="3" draw:end-shape="id8" draw:end-glue-point="3" svg:d="M1952 976h-500v4091h500" svg:viewBox="0 0 501 4092">
          <text:p/>
        </draw:connector>
        <draw:frame draw:style-name="gr16" draw:text-style-name="P7" xml:id="id9" draw:id="id9" draw:layer="layout" svg:width="3.31cm" svg:height="0.683cm" svg:x="1.5cm" svg:y="7.185cm">
          <draw:text-box>
            <text:p text:style-name="P6"><text:span text:style-name="T3">id_ordonnance</text:span></text:p>
          </draw:text-box>
        </draw:frame>
        <draw:frame draw:style-name="gr17" draw:text-style-name="P9" xml:id="id10" draw:id="id10" draw:layer="layout" svg:width="4.262cm" svg:height="0.809cm" svg:x="1.5cm" svg:y="7.811cm">
          <draw:text-box>
            <text:p text:style-name="P8"><text:span text:style-name="T4">contenu_ordonna</text:span><text:span text:style-name="T4">nce</text:span></text:p>
          </draw:text-box>
        </draw:frame>
        <draw:frame draw:style-name="gr18" draw:text-style-name="P10" xml:id="id11" draw:id="id11" draw:layer="layout" svg:width="5.215cm" svg:height="0.688cm" svg:x="1.5cm" svg:y="8.454cm">
          <draw:text-box>
            <text:p text:style-name="P8"><text:span text:style-name="T4">date_ordonnance</text:span></text:p>
          </draw:text-box>
        </draw:frame>
        <draw:connector draw:style-name="gr9" draw:text-style-name="P5" draw:layer="layout" draw:type="lines" svg:x1="1.5cm" svg:y1="7.526cm" svg:x2="1.5cm" svg:y2="8.215cm" draw:start-shape="id9" draw:start-glue-point="3" draw:end-shape="id10" draw:end-glue-point="3" svg:d="M1500 7526h-500v689h500" svg:viewBox="0 0 501 690">
          <text:p/>
        </draw:connector>
        <draw:connector draw:style-name="gr10" draw:text-style-name="P5" draw:layer="layout" draw:type="lines" svg:x1="1.5cm" svg:y1="7.526cm" svg:x2="1.5cm" svg:y2="8.798cm" draw:start-shape="id9" draw:start-glue-point="3" draw:end-shape="id11" draw:end-glue-point="3" svg:d="M1500 7526h-500v1272h500" svg:viewBox="0 0 501 1273">
          <text:p/>
        </draw:connector>
        <draw:g draw:style-name="gr19" xml:id="id12" draw:id="id12">
          <draw:frame draw:style-name="gr20" draw:text-style-name="P7" draw:layer="layout" svg:width="4.024cm" svg:height="0.725cm" svg:x="7.667cm" svg:y="1.227cm">
            <draw:text-box>
              <text:p text:style-name="P6"><text:span text:style-name="T3">i</text:span><text:span text:style-name="T3">d</text:span><text:span text:style-name="T3">_</text:span><text:span text:style-name="T3">p</text:span><text:span text:style-name="T3">r</text:span><text:span text:style-name="T3">e</text:span><text:span text:style-name="T3">l</text:span><text:span text:style-name="T3">e</text:span><text:span text:style-name="T3">v</text:span><text:span text:style-name="T3">e</text:span><text:span text:style-name="T3">m</text:span><text:span text:style-name="T3">e</text:span><text:span text:style-name="T3">n</text:span><text:span text:style-name="T3">t</text:span></text:p>
            </draw:text-box>
          </draw:frame>
        </draw:g>
        <draw:frame draw:style-name="gr21" draw:text-style-name="P9" xml:id="id13" draw:id="id13" draw:layer="layout" svg:width="5.215cm" svg:height="0.688cm" svg:x="7.667cm" svg:y="1.904cm">
          <draw:text-box>
            <text:p text:style-name="P8"><text:span text:style-name="T4">v</text:span><text:span text:style-name="T4">o</text:span><text:span text:style-name="T4">l</text:span><text:span text:style-name="T4">u</text:span><text:span text:style-name="T4">m</text:span><text:span text:style-name="T4">e</text:span><text:span text:style-name="T4">_</text:span><text:span text:style-name="T4">m</text:span><text:span text:style-name="T4">l</text:span></text:p>
          </draw:text-box>
        </draw:frame>
        <draw:connector draw:style-name="gr22" draw:text-style-name="P5" draw:layer="layout" svg:x1="7.667cm" svg:y1="1.589cm" svg:x2="7.667cm" svg:y2="2.248cm" draw:start-shape="id12" draw:start-glue-point="3" draw:end-shape="id13" draw:end-glue-point="3" svg:d="M7667 1589h-500v659h500" svg:viewBox="0 0 501 660">
          <text:p/>
        </draw:connector>
        <draw:frame draw:style-name="gr23" draw:text-style-name="P1" xml:id="id14" draw:id="id14" draw:layer="layout" svg:width="2.407cm" svg:height="0.683cm" svg:x="11.66cm" svg:y="4.81cm">
          <draw:text-box>
            <text:p><text:span text:style-name="T1">i</text:span><text:span text:style-name="T1">d</text:span><text:span text:style-name="T1">_</text:span><text:span text:style-name="T1">i</text:span><text:span text:style-name="T1">n</text:span><text:span text:style-name="T1">f</text:span><text:span text:style-name="T1">i</text:span><text:span text:style-name="T1">r</text:span><text:span text:style-name="T1">m</text:span><text:span text:style-name="T1">i</text:span><text:span text:style-name="T1">e</text:span><text:span text:style-name="T1">r</text:span></text:p>
          </draw:text-box>
        </draw:frame>
        <draw:frame draw:style-name="gr24" draw:text-style-name="P2" xml:id="id15" draw:id="id15" draw:layer="layout" svg:width="2.861cm" svg:height="0.683cm" svg:x="11.66cm" svg:y="5.394cm">
          <draw:text-box>
            <text:p><text:span text:style-name="T2">n</text:span><text:span text:style-name="T2">o</text:span><text:span text:style-name="T2">m</text:span><text:span text:style-name="T2">_</text:span><text:span text:style-name="T2">i</text:span><text:span text:style-name="T2">n</text:span><text:span text:style-name="T2">f</text:span><text:span text:style-name="T2">i</text:span><text:span text:style-name="T2">r</text:span><text:span text:style-name="T2">m</text:span><text:span text:style-name="T2">i</text:span><text:span text:style-name="T2">e</text:span><text:span text:style-name="T2">r</text:span></text:p>
          </draw:text-box>
        </draw:frame>
        <draw:frame draw:style-name="gr25" draw:text-style-name="P2" xml:id="id16" draw:id="id16" draw:layer="layout" svg:width="3.424cm" svg:height="0.683cm" svg:x="11.66cm" svg:y="5.979cm">
          <draw:text-box>
            <text:p><text:span text:style-name="T2">p</text:span><text:span text:style-name="T2">r</text:span><text:span text:style-name="T2">e</text:span><text:span text:style-name="T2">n</text:span><text:span text:style-name="T2">o</text:span><text:span text:style-name="T2">m</text:span><text:span text:style-name="T2">_</text:span><text:span text:style-name="T2">i</text:span><text:span text:style-name="T2">n</text:span><text:span text:style-name="T2">f</text:span><text:span text:style-name="T2">i</text:span><text:span text:style-name="T2">r</text:span><text:span text:style-name="T2">m</text:span><text:span text:style-name="T2">i</text:span><text:span text:style-name="T2">e</text:span><text:span text:style-name="T2">r</text:span></text:p>
          </draw:text-box>
        </draw:frame>
        <draw:frame draw:style-name="gr26" draw:text-style-name="P2" xml:id="id17" draw:id="id17" draw:layer="layout" svg:width="2.601cm" svg:height="0.683cm" svg:x="11.66cm" svg:y="6.563cm">
          <draw:text-box>
            <text:p><text:span text:style-name="T2">cin_infrimier</text:span></text:p>
          </draw:text-box>
        </draw:frame>
        <draw:frame draw:style-name="gr27" draw:text-style-name="P2" xml:id="id18" draw:id="id18" draw:layer="layout" svg:width="4.832cm" svg:height="0.683cm" svg:x="11.66cm" svg:y="7.148cm">
          <draw:text-box>
            <text:p><text:span text:style-name="T2">date_naissance_infirim</text:span><text:span text:style-name="T2">er</text:span></text:p>
          </draw:text-box>
        </draw:frame>
        <draw:frame draw:style-name="gr28" draw:text-style-name="P2" xml:id="id19" draw:id="id19" draw:layer="layout" svg:width="2.796cm" svg:height="0.683cm" svg:x="11.66cm" svg:y="7.732cm">
          <draw:text-box>
            <text:p><text:span text:style-name="T2">sexe_infimier</text:span></text:p>
          </draw:text-box>
        </draw:frame>
        <draw:frame draw:style-name="gr29" draw:text-style-name="P2" xml:id="id20" draw:id="id20" draw:layer="layout" svg:width="3.489cm" svg:height="0.683cm" svg:x="11.66cm" svg:y="8.317cm">
          <draw:text-box>
            <text:p><text:span text:style-name="T2">adresse_infirmie</text:span><text:span text:style-name="T2">r</text:span></text:p>
          </draw:text-box>
        </draw:frame>
        <draw:frame draw:style-name="gr30" draw:text-style-name="P2" xml:id="id21" draw:id="id21" draw:layer="layout" svg:width="3.814cm" svg:height="0.683cm" svg:x="11.66cm" svg:y="8.901cm">
          <draw:text-box>
            <text:p><text:span text:style-name="T2">telephone</text:span><text:span text:style-name="T2">_infirmier</text:span></text:p>
          </draw:text-box>
        </draw:frame>
        <draw:frame draw:style-name="gr31" draw:text-style-name="P4" xml:id="id22" draw:id="id22" draw:layer="layout" svg:width="3.31cm" svg:height="0.721cm" svg:x="11.66cm" svg:y="9.486cm">
          <draw:text-box>
            <text:p text:style-name="P3"><text:span text:style-name="T2">statut_infirimer</text:span></text:p>
          </draw:text-box>
        </draw:frame>
        <draw:frame draw:style-name="gr32" draw:text-style-name="P2" xml:id="id23" draw:id="id23" draw:layer="layout" svg:width="3.337cm" svg:height="0.683cm" svg:x="11.66cm" svg:y="10.07cm">
          <draw:text-box>
            <text:p text:style-name="P3"><text:span text:style-name="T2">salaire_infirimie</text:span><text:span text:style-name="T2">r</text:span></text:p>
          </draw:text-box>
        </draw:frame>
        <draw:connector draw:style-name="gr9" draw:text-style-name="P5" draw:layer="layout" draw:type="lines" svg:x1="11.66cm" svg:y1="5.151cm" svg:x2="11.66cm" svg:y2="5.735cm" draw:start-shape="id14" draw:start-glue-point="3" draw:end-shape="id15" draw:end-glue-point="3" svg:d="M11660 5151h-500v584h500" svg:viewBox="0 0 501 585">
          <text:p/>
        </draw:connector>
        <draw:connector draw:style-name="gr10" draw:text-style-name="P5" draw:layer="layout" draw:type="lines" svg:x1="11.66cm" svg:y1="5.151cm" svg:x2="11.66cm" svg:y2="6.32cm" draw:start-shape="id14" draw:start-glue-point="3" draw:end-shape="id16" draw:end-glue-point="3" svg:d="M11660 5151h-500v1169h500" svg:viewBox="0 0 501 1170">
          <text:p/>
        </draw:connector>
        <draw:connector draw:style-name="gr11" draw:text-style-name="P5" draw:layer="layout" draw:type="lines" svg:x1="11.66cm" svg:y1="5.151cm" svg:x2="11.66cm" svg:y2="6.904cm" draw:start-shape="id14" draw:start-glue-point="3" draw:end-shape="id17" draw:end-glue-point="3" svg:d="M11660 5151h-500v1753h500" svg:viewBox="0 0 501 1754">
          <text:p/>
        </draw:connector>
        <draw:connector draw:style-name="gr12" draw:text-style-name="P5" draw:layer="layout" draw:type="lines" svg:x1="11.66cm" svg:y1="5.151cm" svg:x2="11.66cm" svg:y2="7.489cm" draw:start-shape="id14" draw:start-glue-point="3" draw:end-shape="id18" draw:end-glue-point="3" svg:d="M11660 5151h-500v2338h500" svg:viewBox="0 0 501 2339">
          <text:p/>
        </draw:connector>
        <draw:connector draw:style-name="gr13" draw:text-style-name="P5" draw:layer="layout" draw:type="lines" svg:x1="11.66cm" svg:y1="5.151cm" svg:x2="11.66cm" svg:y2="8.073cm" draw:start-shape="id14" draw:start-glue-point="3" draw:end-shape="id19" draw:end-glue-point="3" svg:d="M11660 5151h-500v2922h500" svg:viewBox="0 0 501 2923">
          <text:p/>
        </draw:connector>
        <draw:connector draw:style-name="gr14" draw:text-style-name="P5" draw:layer="layout" draw:type="lines" svg:x1="11.66cm" svg:y1="5.151cm" svg:x2="11.66cm" svg:y2="8.658cm" draw:start-shape="id14" draw:start-glue-point="3" draw:end-shape="id20" draw:end-glue-point="3" svg:d="M11660 5151h-500v3507h500" svg:viewBox="0 0 501 3508">
          <text:p/>
        </draw:connector>
        <draw:connector draw:style-name="gr15" draw:text-style-name="P5" draw:layer="layout" draw:type="lines" svg:x1="11.66cm" svg:y1="5.151cm" svg:x2="11.66cm" svg:y2="9.242cm" draw:start-shape="id14" draw:start-glue-point="3" draw:end-shape="id21" draw:end-glue-point="3" svg:d="M11660 5151h-500v4091h500" svg:viewBox="0 0 501 4092">
          <text:p/>
        </draw:connector>
        <draw:connector draw:style-name="gr33" draw:text-style-name="P5" draw:layer="layout" draw:type="lines" svg:x1="11.66cm" svg:y1="5.151cm" svg:x2="11.66cm" svg:y2="9.846cm" draw:start-shape="id14" draw:start-glue-point="3" draw:end-shape="id22" draw:end-glue-point="3" svg:d="M11660 5151h-500v4695h500" svg:viewBox="0 0 501 4696">
          <text:p/>
        </draw:connector>
        <draw:connector draw:style-name="gr34" draw:text-style-name="P5" draw:layer="layout" draw:type="lines" svg:x1="11.66cm" svg:y1="5.151cm" svg:x2="11.66cm" svg:y2="10.411cm" draw:start-shape="id14" draw:start-glue-point="3" draw:end-shape="id23" draw:end-glue-point="3" svg:d="M11660 5151h-500v5260h500" svg:viewBox="0 0 501 5261">
          <text:p/>
        </draw:connector>
        <draw:connector draw:style-name="gr35" draw:text-style-name="P5" draw:layer="layout" svg:x1="1.5cm" svg:y1="7.526cm" svg:x2="1.952cm" svg:y2="0.976cm" draw:start-shape="id9" draw:start-glue-point="3" draw:end-shape="id1" draw:end-glue-point="3" svg:d="M1500 7526h-500v-6550h952" svg:viewBox="0 0 953 6551">
          <text:p/>
        </draw:connector>
        <draw:connector draw:style-name="gr36" draw:text-style-name="P5" draw:layer="layout" svg:x1="7.667cm" svg:y1="1.589cm" svg:x2="4.143cm" svg:y2="0.976cm" draw:start-shape="id12" draw:start-glue-point="3" draw:end-shape="id1" draw:end-glue-point="1" svg:d="M7667 1589h-1762v-613h-1762" svg:viewBox="0 0 3525 614">
          <text:p/>
        </draw:connector>
        <draw:connector draw:style-name="gr37" draw:text-style-name="P5" draw:layer="layout" svg:x1="7.667cm" svg:y1="1.589cm" svg:x2="11.66cm" svg:y2="5.151cm" draw:start-shape="id12" draw:start-glue-point="3" draw:end-shape="id14" draw:end-glue-point="3" svg:d="M7667 1589h-500v3562h4493" svg:viewBox="0 0 4494 3563">
          <text:p/>
        </draw:connector>
        <draw:frame draw:style-name="gr16" draw:text-style-name="P10" xml:id="id25" draw:id="id25" draw:layer="layout" svg:width="3.945cm" svg:height="0.683cm" svg:x="7.667cm" svg:y="3.175cm">
          <draw:text-box>
            <text:p text:style-name="P8"><text:span text:style-name="T4">d</text:span><text:span text:style-name="T4">a</text:span><text:span text:style-name="T4">t</text:span><text:span text:style-name="T4">e</text:span><text:span text:style-name="T4">_</text:span><text:span text:style-name="T4">p</text:span><text:span text:style-name="T4">r</text:span><text:span text:style-name="T4">e</text:span><text:span text:style-name="T4">l</text:span><text:span text:style-name="T4">e</text:span><text:span text:style-name="T4">v</text:span><text:span text:style-name="T4">e</text:span><text:span text:style-name="T4">m</text:span><text:span text:style-name="T4">e</text:span><text:span text:style-name="T4">n</text:span><text:span text:style-name="T4">t</text:span></text:p>
          </draw:text-box>
        </draw:frame>
        <draw:frame draw:style-name="gr38" draw:text-style-name="P9" xml:id="id24" draw:id="id24" draw:layer="layout" svg:width="5.215cm" svg:height="0.688cm" svg:x="7.667cm" svg:y="2.54cm">
          <draw:text-box>
            <text:p text:style-name="P8"><text:span text:style-name="T4">s</text:span><text:span text:style-name="T4">t</text:span><text:span text:style-name="T4">a</text:span><text:span text:style-name="T4">t</text:span><text:span text:style-name="T4">u</text:span><text:span text:style-name="T4">t</text:span><text:span text:style-name="T4">_</text:span><text:span text:style-name="T4">p</text:span><text:span text:style-name="T4">r</text:span><text:span text:style-name="T4">e</text:span><text:span text:style-name="T4">l</text:span><text:span text:style-name="T4">e</text:span><text:span text:style-name="T4">v</text:span><text:span text:style-name="T4">e</text:span><text:span text:style-name="T4">m</text:span><text:span text:style-name="T4">e</text:span><text:span text:style-name="T4">n</text:span><text:span text:style-name="T4">t</text:span></text:p>
          </draw:text-box>
        </draw:frame>
        <draw:connector draw:style-name="gr39" draw:text-style-name="P5" draw:layer="layout" svg:x1="7.667cm" svg:y1="1.589cm" svg:x2="7.667cm" svg:y2="2.884cm" draw:start-shape="id12" draw:start-glue-point="3" draw:end-shape="id24" draw:end-glue-point="3" svg:d="M7667 1589h-500v1295h500" svg:viewBox="0 0 501 1296">
          <text:p/>
        </draw:connector>
        <draw:connector draw:style-name="gr40" draw:text-style-name="P5" draw:layer="layout" svg:x1="7.667cm" svg:y1="1.589cm" svg:x2="7.667cm" svg:y2="3.516cm" draw:start-shape="id12" draw:start-glue-point="3" draw:end-shape="id25" draw:end-glue-point="3" svg:d="M7667 1589h-500v1927h500" svg:viewBox="0 0 501 1928">
          <text:p/>
        </draw:connector>
        <draw:frame draw:style-name="gr41" draw:text-style-name="P1" xml:id="id26" draw:id="id26" draw:layer="layout" svg:width="2.039cm" svg:height="0.683cm" svg:x="17.029cm" svg:y="0.682cm">
          <draw:text-box>
            <text:p><text:span text:style-name="T1">id_stock </text:span></text:p>
          </draw:text-box>
        </draw:frame>
        <draw:frame draw:style-name="gr42" draw:text-style-name="P2" xml:id="id27" draw:id="id27" draw:layer="layout" svg:width="2.385cm" svg:height="0.683cm" svg:x="17.029cm" svg:y="1.266cm">
          <draw:text-box>
            <text:p><text:span text:style-name="T2">nom_stoc</text:span><text:span text:style-name="T2">k</text:span></text:p>
          </draw:text-box>
        </draw:frame>
        <draw:frame draw:style-name="gr43" draw:text-style-name="P2" xml:id="id28" draw:id="id28" draw:layer="layout" svg:width="3.23cm" svg:height="0.683cm" svg:x="17.029cm" svg:y="1.851cm">
          <draw:text-box>
            <text:p><text:span text:style-name="T2">categorie_stock</text:span></text:p>
          </draw:text-box>
        </draw:frame>
        <draw:frame draw:style-name="gr44" draw:text-style-name="P2" xml:id="id29" draw:id="id29" draw:layer="layout" svg:width="3.014cm" svg:height="0.683cm" svg:x="17.029cm" svg:y="2.435cm">
          <draw:text-box>
            <text:p><text:span text:style-name="T2">quantite_stock</text:span></text:p>
          </draw:text-box>
        </draw:frame>
        <draw:frame draw:style-name="gr45" draw:text-style-name="P2" xml:id="id30" draw:id="id30" draw:layer="layout" svg:width="2.472cm" svg:height="0.683cm" svg:x="17.029cm" svg:y="3.02cm">
          <draw:text-box>
            <text:p><text:span text:style-name="T2">unite_stock</text:span></text:p>
          </draw:text-box>
        </draw:frame>
        <draw:frame draw:style-name="gr46" draw:text-style-name="P2" xml:id="id31" draw:id="id31" draw:layer="layout" svg:width="4.204cm" svg:height="0.683cm" svg:x="17.029cm" svg:y="3.604cm">
          <draw:text-box>
            <text:p text:style-name="P3"><text:span text:style-name="T2">fournisseur_stoc</text:span><text:span text:style-name="T2">k</text:span></text:p>
          </draw:text-box>
        </draw:frame>
        <draw:frame draw:style-name="gr47" draw:text-style-name="P2" xml:id="id32" draw:id="id32" draw:layer="layout" svg:width="4.291cm" svg:height="0.683cm" svg:x="17.029cm" svg:y="4.189cm">
          <draw:text-box>
            <text:p text:style-name="P3"><text:span text:style-name="T2">emplacement_stock</text:span></text:p>
          </draw:text-box>
        </draw:frame>
        <draw:frame draw:style-name="gr48" draw:text-style-name="P4" xml:id="id33" draw:id="id33" draw:layer="layout" svg:width="3.966cm" svg:height="0.683cm" svg:x="17.029cm" svg:y="4.773cm">
          <draw:text-box>
            <text:p text:style-name="P3"><text:span text:style-name="T2">statut_s</text:span><text:span text:style-name="T2">tock</text:span></text:p>
          </draw:text-box>
        </draw:frame>
        <draw:frame draw:style-name="gr49" draw:text-style-name="P4" xml:id="id34" draw:id="id34" draw:layer="layout" svg:width="4.204cm" svg:height="0.722cm" svg:x="17.029cm" svg:y="5.358cm">
          <draw:text-box>
            <text:p text:style-name="P3"><text:span text:style-name="T2">date_reception_stock</text:span></text:p>
          </draw:text-box>
        </draw:frame>
        <draw:frame draw:style-name="gr50" draw:text-style-name="P4" xml:id="id35" draw:id="id35" draw:layer="layout" svg:width="4.291cm" svg:height="0.773cm" svg:x="17.029cm" svg:y="5.942cm">
          <draw:text-box>
            <text:p text:style-name="P3"><text:span text:style-name="T2">date_expiration_stoc</text:span><text:span text:style-name="T2">k</text:span></text:p>
          </draw:text-box>
        </draw:frame>
        <draw:connector draw:style-name="gr9" draw:text-style-name="P5" draw:layer="layout" draw:type="lines" svg:x1="17.029cm" svg:y1="1.023cm" svg:x2="17.029cm" svg:y2="1.607cm" draw:start-shape="id26" draw:start-glue-point="3" draw:end-shape="id27" draw:end-glue-point="3" svg:d="M17029 1023h-500v584h500" svg:viewBox="0 0 501 585">
          <text:p/>
        </draw:connector>
        <draw:connector draw:style-name="gr10" draw:text-style-name="P5" draw:layer="layout" draw:type="lines" svg:x1="17.029cm" svg:y1="1.023cm" svg:x2="17.029cm" svg:y2="2.192cm" draw:start-shape="id26" draw:start-glue-point="3" draw:end-shape="id28" draw:end-glue-point="3" svg:d="M17029 1023h-500v1169h500" svg:viewBox="0 0 501 1170">
          <text:p/>
        </draw:connector>
        <draw:connector draw:style-name="gr11" draw:text-style-name="P5" draw:layer="layout" draw:type="lines" svg:x1="17.029cm" svg:y1="1.023cm" svg:x2="17.029cm" svg:y2="2.776cm" draw:start-shape="id26" draw:start-glue-point="3" draw:end-shape="id29" draw:end-glue-point="3" svg:d="M17029 1023h-500v1753h500" svg:viewBox="0 0 501 1754">
          <text:p/>
        </draw:connector>
        <draw:connector draw:style-name="gr12" draw:text-style-name="P5" draw:layer="layout" draw:type="lines" svg:x1="17.029cm" svg:y1="1.023cm" svg:x2="17.029cm" svg:y2="3.361cm" draw:start-shape="id26" draw:start-glue-point="3" draw:end-shape="id30" draw:end-glue-point="3" svg:d="M17029 1023h-500v2338h500" svg:viewBox="0 0 501 2339">
          <text:p/>
        </draw:connector>
        <draw:connector draw:style-name="gr13" draw:text-style-name="P5" draw:layer="layout" draw:type="lines" svg:x1="17.029cm" svg:y1="1.023cm" svg:x2="17.029cm" svg:y2="3.945cm" draw:start-shape="id26" draw:start-glue-point="3" draw:end-shape="id31" draw:end-glue-point="3" svg:d="M17029 1023h-500v2922h500" svg:viewBox="0 0 501 2923">
          <text:p/>
        </draw:connector>
        <draw:connector draw:style-name="gr14" draw:text-style-name="P5" draw:layer="layout" draw:type="lines" svg:x1="17.029cm" svg:y1="1.023cm" svg:x2="17.029cm" svg:y2="4.53cm" draw:start-shape="id26" draw:start-glue-point="3" draw:end-shape="id32" draw:end-glue-point="3" svg:d="M17029 1023h-500v3507h500" svg:viewBox="0 0 501 3508">
          <text:p/>
        </draw:connector>
        <draw:connector draw:style-name="gr15" draw:text-style-name="P5" draw:layer="layout" draw:type="lines" svg:x1="17.029cm" svg:y1="1.023cm" svg:x2="17.029cm" svg:y2="5.114cm" draw:start-shape="id26" draw:start-glue-point="3" draw:end-shape="id33" draw:end-glue-point="3" svg:d="M17029 1023h-500v4091h500" svg:viewBox="0 0 501 4092">
          <text:p/>
        </draw:connector>
        <draw:connector draw:style-name="gr33" draw:text-style-name="P5" draw:layer="layout" draw:type="lines" svg:x1="17.029cm" svg:y1="1.023cm" svg:x2="17.029cm" svg:y2="5.719cm" draw:start-shape="id26" draw:start-glue-point="3" draw:end-shape="id34" draw:end-glue-point="3" svg:d="M17029 1023h-500v4696h500" svg:viewBox="0 0 501 4697">
          <text:p/>
        </draw:connector>
        <draw:connector draw:style-name="gr34" draw:text-style-name="P5" draw:layer="layout" draw:type="lines" svg:x1="17.029cm" svg:y1="1.023cm" svg:x2="17.029cm" svg:y2="6.328cm" draw:start-shape="id26" draw:start-glue-point="3" draw:end-shape="id35" draw:end-glue-point="3" svg:d="M17029 1023h-500v5305h500" svg:viewBox="0 0 501 5306">
          <text:p/>
        </draw:connector>
        <draw:connector draw:style-name="gr51" draw:text-style-name="P5" draw:layer="layout" svg:x1="11.691cm" svg:y1="1.589cm" svg:x2="17.029cm" svg:y2="1.023cm" draw:start-shape="id12" draw:start-glue-point="1" draw:end-shape="id26" draw:end-glue-point="3" svg:d="M11691 1589h2669v-566h2669" svg:viewBox="0 0 5339 567">
          <text:p/>
        </draw:connector>
        <draw:frame draw:style-name="gr52" draw:text-style-name="P1" xml:id="id36" draw:id="id36" draw:layer="layout" svg:width="1.671cm" svg:height="0.683cm" svg:x="1.5cm" svg:y="9.999cm">
          <draw:text-box>
            <text:p><text:span text:style-name="T1">id_rdv </text:span></text:p>
          </draw:text-box>
        </draw:frame>
        <draw:frame draw:style-name="gr53" draw:text-style-name="P2" xml:id="id37" draw:id="id37" draw:layer="layout" svg:width="2.018cm" svg:height="0.683cm" svg:x="1.5cm" svg:y="10.583cm">
          <draw:text-box>
            <text:p><text:span text:style-name="T2">date_rdv</text:span></text:p>
          </draw:text-box>
        </draw:frame>
        <draw:frame draw:style-name="gr54" draw:text-style-name="P2" xml:id="id38" draw:id="id38" draw:layer="layout" svg:width="2.104cm" svg:height="0.683cm" svg:x="1.5cm" svg:y="11.168cm">
          <draw:text-box>
            <text:p><text:span text:style-name="T2">motif_rdv</text:span></text:p>
          </draw:text-box>
        </draw:frame>
        <draw:frame draw:style-name="gr55" draw:text-style-name="P2" xml:id="id39" draw:id="id39" draw:layer="layout" svg:width="2.299cm" svg:height="0.683cm" svg:x="1.5cm" svg:y="11.752cm">
          <draw:text-box>
            <text:p><text:span text:style-name="T2">statut_rdv</text:span></text:p>
          </draw:text-box>
        </draw:frame>
        <draw:connector draw:style-name="gr9" draw:text-style-name="P5" draw:layer="layout" draw:type="lines" svg:x1="1.5cm" svg:y1="10.34cm" svg:x2="1.5cm" svg:y2="10.924cm" draw:start-shape="id36" draw:start-glue-point="3" draw:end-shape="id37" draw:end-glue-point="3" svg:d="M1500 10340h-500v584h500" svg:viewBox="0 0 501 585">
          <text:p/>
        </draw:connector>
        <draw:connector draw:style-name="gr10" draw:text-style-name="P5" draw:layer="layout" draw:type="lines" svg:x1="1.5cm" svg:y1="10.34cm" svg:x2="1.5cm" svg:y2="11.509cm" draw:start-shape="id36" draw:start-glue-point="3" draw:end-shape="id38" draw:end-glue-point="3" svg:d="M1500 10340h-500v1169h500" svg:viewBox="0 0 501 1170">
          <text:p/>
        </draw:connector>
        <draw:connector draw:style-name="gr11" draw:text-style-name="P5" draw:layer="layout" draw:type="lines" svg:x1="1.5cm" svg:y1="10.34cm" svg:x2="1.5cm" svg:y2="12.093cm" draw:start-shape="id36" draw:start-glue-point="3" draw:end-shape="id39" draw:end-glue-point="3" svg:d="M1500 10340h-500v1753h500" svg:viewBox="0 0 501 1754">
          <text:p/>
        </draw:connector>
        <draw:frame draw:style-name="gr56" draw:text-style-name="P1" xml:id="id40" draw:id="id40" draw:layer="layout" svg:width="2.732cm" svg:height="0.683cm" svg:x="14.13cm" svg:y="12.222cm">
          <draw:text-box>
            <text:p><text:span text:style-name="T1">id_secret</text:span><text:span text:style-name="T1">aire</text:span></text:p>
          </draw:text-box>
        </draw:frame>
        <draw:frame draw:style-name="gr57" draw:text-style-name="P2" xml:id="id41" draw:id="id41" draw:layer="layout" svg:width="3.186cm" svg:height="0.683cm" svg:x="14.13cm" svg:y="12.806cm">
          <draw:text-box>
            <text:p><text:span text:style-name="T2">nom_secretaire</text:span></text:p>
          </draw:text-box>
        </draw:frame>
        <draw:frame draw:style-name="gr58" draw:text-style-name="P2" xml:id="id42" draw:id="id42" draw:layer="layout" svg:width="3.749cm" svg:height="0.683cm" svg:x="14.13cm" svg:y="13.391cm">
          <draw:text-box>
            <text:p><text:span text:style-name="T2">prenom_secretaire</text:span></text:p>
          </draw:text-box>
        </draw:frame>
        <draw:frame draw:style-name="gr59" draw:text-style-name="P2" xml:id="id43" draw:id="id43" draw:layer="layout" svg:width="2.926cm" svg:height="0.683cm" svg:x="14.13cm" svg:y="13.975cm">
          <draw:text-box>
            <text:p><text:span text:style-name="T2">cin_secretaire</text:span></text:p>
          </draw:text-box>
        </draw:frame>
        <draw:frame draw:style-name="gr60" draw:text-style-name="P2" xml:id="id44" draw:id="id44" draw:layer="layout" svg:width="5.157cm" svg:height="0.683cm" svg:x="14.13cm" svg:y="14.56cm">
          <draw:text-box>
            <text:p><text:span text:style-name="T2">date_naissanc</text:span><text:span text:style-name="T2">e_secretaire</text:span></text:p>
          </draw:text-box>
        </draw:frame>
        <draw:frame draw:style-name="gr61" draw:text-style-name="P2" xml:id="id45" draw:id="id45" draw:layer="layout" svg:width="3.381cm" svg:height="0.683cm" svg:x="14.13cm" svg:y="15.144cm">
          <draw:text-box>
            <text:p><text:span text:style-name="T2">sexe_</text:span><text:span text:style-name="T2">secret</text:span><text:span text:style-name="T2">raire</text:span></text:p>
          </draw:text-box>
        </draw:frame>
        <draw:frame draw:style-name="gr30" draw:text-style-name="P2" xml:id="id46" draw:id="id46" draw:layer="layout" svg:width="3.814cm" svg:height="0.683cm" svg:x="14.13cm" svg:y="15.729cm">
          <draw:text-box>
            <text:p><text:span text:style-name="T2">adress</text:span><text:span text:style-name="T2">e_secr</text:span><text:span text:style-name="T2">etaire</text:span></text:p>
          </draw:text-box>
        </draw:frame>
        <draw:frame draw:style-name="gr62" draw:text-style-name="P2" xml:id="id47" draw:id="id47" draw:layer="layout" svg:width="4.14cm" svg:height="0.683cm" svg:x="14.13cm" svg:y="16.313cm">
          <draw:text-box>
            <text:p><text:span text:style-name="T2">telephone_</text:span><text:span text:style-name="T2">secretaire</text:span></text:p>
          </draw:text-box>
        </draw:frame>
        <draw:frame draw:style-name="gr61" draw:text-style-name="P2" xml:id="id48" draw:id="id48" draw:layer="layout" svg:width="3.381cm" svg:height="0.683cm" svg:x="14.13cm" svg:y="16.898cm">
          <draw:text-box>
            <text:p text:style-name="P3"><text:span text:style-name="T2">statut_secreta</text:span><text:span text:style-name="T2">ire</text:span></text:p>
          </draw:text-box>
        </draw:frame>
        <draw:frame draw:style-name="gr63" draw:text-style-name="P2" xml:id="id49" draw:id="id49" draw:layer="layout" svg:width="3.576cm" svg:height="0.683cm" svg:x="14.13cm" svg:y="17.482cm">
          <draw:text-box>
            <text:p text:style-name="P3"><text:span text:style-name="T2">salaire_secretair</text:span><text:span text:style-name="T2">e</text:span></text:p>
          </draw:text-box>
        </draw:frame>
        <draw:connector draw:style-name="gr9" draw:text-style-name="P5" draw:layer="layout" draw:type="lines" svg:x1="14.13cm" svg:y1="12.563cm" svg:x2="14.13cm" svg:y2="13.147cm" draw:start-shape="id40" draw:start-glue-point="3" draw:end-shape="id41" draw:end-glue-point="3" svg:d="M14130 12563h-500v584h500" svg:viewBox="0 0 501 585">
          <text:p/>
        </draw:connector>
        <draw:connector draw:style-name="gr10" draw:text-style-name="P5" draw:layer="layout" draw:type="lines" svg:x1="14.13cm" svg:y1="12.563cm" svg:x2="14.13cm" svg:y2="13.732cm" draw:start-shape="id40" draw:start-glue-point="3" draw:end-shape="id42" draw:end-glue-point="3" svg:d="M14130 12563h-500v1169h500" svg:viewBox="0 0 501 1170">
          <text:p/>
        </draw:connector>
        <draw:connector draw:style-name="gr11" draw:text-style-name="P5" draw:layer="layout" draw:type="lines" svg:x1="14.13cm" svg:y1="12.563cm" svg:x2="14.13cm" svg:y2="14.316cm" draw:start-shape="id40" draw:start-glue-point="3" draw:end-shape="id43" draw:end-glue-point="3" svg:d="M14130 12563h-500v1753h500" svg:viewBox="0 0 501 1754">
          <text:p/>
        </draw:connector>
        <draw:connector draw:style-name="gr12" draw:text-style-name="P5" draw:layer="layout" draw:type="lines" svg:x1="14.13cm" svg:y1="12.563cm" svg:x2="14.13cm" svg:y2="14.901cm" draw:start-shape="id40" draw:start-glue-point="3" draw:end-shape="id44" draw:end-glue-point="3" svg:d="M14130 12563h-500v2338h500" svg:viewBox="0 0 501 2339">
          <text:p/>
        </draw:connector>
        <draw:connector draw:style-name="gr13" draw:text-style-name="P5" draw:layer="layout" draw:type="lines" svg:x1="14.13cm" svg:y1="12.563cm" svg:x2="14.13cm" svg:y2="15.485cm" draw:start-shape="id40" draw:start-glue-point="3" draw:end-shape="id45" draw:end-glue-point="3" svg:d="M14130 12563h-500v2922h500" svg:viewBox="0 0 501 2923">
          <text:p/>
        </draw:connector>
        <draw:connector draw:style-name="gr14" draw:text-style-name="P5" draw:layer="layout" draw:type="lines" svg:x1="14.13cm" svg:y1="12.563cm" svg:x2="14.13cm" svg:y2="16.07cm" draw:start-shape="id40" draw:start-glue-point="3" draw:end-shape="id46" draw:end-glue-point="3" svg:d="M14130 12563h-500v3507h500" svg:viewBox="0 0 501 3508">
          <text:p/>
        </draw:connector>
        <draw:connector draw:style-name="gr15" draw:text-style-name="P5" draw:layer="layout" draw:type="lines" svg:x1="14.13cm" svg:y1="12.563cm" svg:x2="14.13cm" svg:y2="16.654cm" draw:start-shape="id40" draw:start-glue-point="3" draw:end-shape="id47" draw:end-glue-point="3" svg:d="M14130 12563h-500v4091h500" svg:viewBox="0 0 501 4092">
          <text:p/>
        </draw:connector>
        <draw:connector draw:style-name="gr33" draw:text-style-name="P5" draw:layer="layout" draw:type="lines" svg:x1="14.13cm" svg:y1="12.563cm" svg:x2="14.13cm" svg:y2="17.239cm" draw:start-shape="id40" draw:start-glue-point="3" draw:end-shape="id48" draw:end-glue-point="3" svg:d="M14130 12563h-500v4676h500" svg:viewBox="0 0 501 4677">
          <text:p/>
        </draw:connector>
        <draw:connector draw:style-name="gr34" draw:text-style-name="P5" draw:layer="layout" draw:type="lines" svg:x1="14.13cm" svg:y1="12.563cm" svg:x2="14.13cm" svg:y2="17.823cm" draw:start-shape="id40" draw:start-glue-point="3" draw:end-shape="id49" draw:end-glue-point="3" svg:d="M14130 12563h-500v5260h500" svg:viewBox="0 0 501 5261">
          <text:p/>
        </draw:connector>
        <draw:frame draw:style-name="gr64" draw:text-style-name="P2" xml:id="id51" draw:id="id51" draw:layer="layout" svg:width="5.222cm" svg:height="0.683cm" svg:x="14.13cm" svg:y="18.083cm">
          <draw:text-box>
            <text:p text:style-name="P3"><text:span text:style-name="T2">date_embauche_secretai</text:span><text:span text:style-name="T2">re</text:span></text:p>
          </draw:text-box>
        </draw:frame>
        <draw:frame draw:style-name="gr65" draw:text-style-name="P2" xml:id="id50" draw:id="id50" draw:layer="layout" svg:width="4.983cm" svg:height="0.683cm" svg:x="11.66cm" svg:y="10.671cm">
          <draw:text-box>
            <text:p text:style-name="P3"><text:span text:style-name="T2">d</text:span><text:span text:style-name="T2">a</text:span><text:span text:style-name="T2">t</text:span><text:span text:style-name="T2">e</text:span><text:span text:style-name="T2">_</text:span><text:span text:style-name="T2">e</text:span><text:span text:style-name="T2">m</text:span><text:span text:style-name="T2">b</text:span><text:span text:style-name="T2">a</text:span><text:span text:style-name="T2">u</text:span><text:span text:style-name="T2">c</text:span><text:span text:style-name="T2">h</text:span><text:span text:style-name="T2">e</text:span><text:span text:style-name="T2">_</text:span><text:span text:style-name="T2">i</text:span><text:span text:style-name="T2">n</text:span><text:span text:style-name="T2">f</text:span><text:span text:style-name="T2">i</text:span><text:span text:style-name="T2">r</text:span><text:span text:style-name="T2">i</text:span><text:span text:style-name="T2">m</text:span><text:span text:style-name="T2">i</text:span><text:span text:style-name="T2">e</text:span><text:span text:style-name="T2">r</text:span></text:p>
          </draw:text-box>
        </draw:frame>
        <draw:connector draw:style-name="gr66" draw:text-style-name="P5" draw:layer="layout" svg:x1="11.66cm" svg:y1="5.151cm" svg:x2="11.66cm" svg:y2="11.012cm" draw:start-shape="id14" draw:start-glue-point="3" draw:end-shape="id50" draw:end-glue-point="3" svg:d="M11660 5151h-500v5861h500" svg:viewBox="0 0 501 5862">
          <text:p/>
        </draw:connector>
        <draw:connector draw:style-name="gr67" draw:text-style-name="P5" draw:layer="layout" svg:x1="14.13cm" svg:y1="12.563cm" svg:x2="14.13cm" svg:y2="18.424cm" draw:start-shape="id40" draw:start-glue-point="3" draw:end-shape="id51" draw:end-glue-point="3" svg:d="M14130 12563h-500v5861h500" svg:viewBox="0 0 501 5862">
          <text:p/>
        </draw:connector>
        <draw:connector draw:style-name="gr68" draw:text-style-name="P5" draw:layer="layout" draw:line-skew="-0.538cm" svg:x1="1.5cm" svg:y1="10.34cm" svg:x2="1.952cm" svg:y2="0.976cm" draw:start-shape="id36" draw:start-glue-point="3" draw:end-shape="id1" draw:end-glue-point="3" svg:d="M1500 10340h-1038v-9364h1490" svg:viewBox="0 0 1491 9365">
          <text:p/>
        </draw:connector>
        <draw:frame draw:style-name="gr23" draw:text-style-name="P1" xml:id="id52" draw:id="id52" draw:layer="layout" svg:width="2.407cm" svg:height="0.683cm" svg:x="1.5cm" svg:y="21.32cm">
          <draw:text-box>
            <text:p><text:span text:style-name="T1">i</text:span><text:span text:style-name="T1">d</text:span><text:span text:style-name="T1">_</text:span><text:span text:style-name="T1">e</text:span><text:span text:style-name="T1">x</text:span><text:span text:style-name="T1">a</text:span><text:span text:style-name="T1">m</text:span><text:span text:style-name="T1">e</text:span><text:span text:style-name="T1">n</text:span></text:p>
          </draw:text-box>
        </draw:frame>
        <draw:frame draw:style-name="gr69" draw:text-style-name="P2" xml:id="id53" draw:id="id53" draw:layer="layout" svg:width="2.862cm" svg:height="0.683cm" svg:x="1.5cm" svg:y="21.904cm">
          <draw:text-box>
            <text:p><text:span text:style-name="T2">n</text:span><text:span text:style-name="T2">o</text:span><text:span text:style-name="T2">m</text:span><text:span text:style-name="T2">_</text:span><text:span text:style-name="T2">e</text:span><text:span text:style-name="T2">x</text:span><text:span text:style-name="T2">a</text:span><text:span text:style-name="T2">m</text:span><text:span text:style-name="T2">e</text:span><text:span text:style-name="T2">n</text:span></text:p>
          </draw:text-box>
        </draw:frame>
        <draw:frame draw:style-name="gr70" draw:text-style-name="P2" xml:id="id54" draw:id="id54" draw:layer="layout" svg:width="2.949cm" svg:height="0.683cm" svg:x="1.5cm" svg:y="22.489cm">
          <draw:text-box>
            <text:p><text:span text:style-name="T2">c</text:span><text:span text:style-name="T2">o</text:span><text:span text:style-name="T2">d</text:span><text:span text:style-name="T2">e</text:span><text:span text:style-name="T2">_</text:span><text:span text:style-name="T2">e</text:span><text:span text:style-name="T2">x</text:span><text:span text:style-name="T2">a</text:span><text:span text:style-name="T2">m</text:span><text:span text:style-name="T2">e</text:span><text:span text:style-name="T2">n</text:span></text:p>
          </draw:text-box>
        </draw:frame>
        <draw:frame draw:style-name="gr71" draw:text-style-name="P2" xml:id="id55" draw:id="id55" draw:layer="layout" svg:width="3.988cm" svg:height="0.683cm" svg:x="1.5cm" svg:y="23.073cm">
          <draw:text-box>
            <text:p><text:span text:style-name="T2">description_e</text:span><text:span text:style-name="T2">xamen</text:span></text:p>
          </draw:text-box>
        </draw:frame>
        <draw:connector draw:style-name="gr9" draw:text-style-name="P5" draw:layer="layout" draw:type="lines" svg:x1="1.5cm" svg:y1="21.661cm" svg:x2="1.5cm" svg:y2="22.245cm" draw:start-shape="id52" draw:start-glue-point="3" draw:end-shape="id53" draw:end-glue-point="3" svg:d="M1500 21661h-500v584h500" svg:viewBox="0 0 501 585">
          <text:p/>
        </draw:connector>
        <draw:connector draw:style-name="gr10" draw:text-style-name="P5" draw:layer="layout" draw:type="lines" svg:x1="1.5cm" svg:y1="21.661cm" svg:x2="1.5cm" svg:y2="22.83cm" draw:start-shape="id52" draw:start-glue-point="3" draw:end-shape="id54" draw:end-glue-point="3" svg:d="M1500 21661h-500v1169h500" svg:viewBox="0 0 501 1170">
          <text:p/>
        </draw:connector>
        <draw:connector draw:style-name="gr11" draw:text-style-name="P5" draw:layer="layout" draw:type="lines" svg:x1="1.5cm" svg:y1="21.661cm" svg:x2="1.5cm" svg:y2="23.414cm" draw:start-shape="id52" draw:start-glue-point="3" draw:end-shape="id55" draw:end-glue-point="3" svg:d="M1500 21661h-500v1753h500" svg:viewBox="0 0 501 1754">
          <text:p/>
        </draw:connector>
        <draw:frame draw:style-name="gr72" draw:text-style-name="P2" xml:id="id56" draw:id="id56" draw:layer="layout" svg:width="4.464cm" svg:height="0.683cm" svg:x="1.501cm" svg:y="23.674cm">
          <draw:text-box>
            <text:p text:style-name="P3"><text:span text:style-name="T2">cout_examen</text:span></text:p>
          </draw:text-box>
        </draw:frame>
        <draw:frame draw:style-name="gr73" draw:text-style-name="P2" xml:id="id57" draw:id="id57" draw:layer="layout" svg:width="3.057cm" svg:height="0.683cm" svg:x="1.502cm" svg:y="24.275cm">
          <draw:text-box>
            <text:p><text:span text:style-name="T2">statut_e</text:span><text:span text:style-name="T2">xamen</text:span></text:p>
          </draw:text-box>
        </draw:frame>
        <draw:frame draw:style-name="gr74" draw:text-style-name="P4" xml:id="id58" draw:id="id58" draw:layer="layout" svg:width="4.464cm" svg:height="0.683cm" svg:x="1.503cm" svg:y="24.876cm">
          <draw:text-box>
            <text:p text:style-name="P3"><text:span text:style-name="T2">d</text:span><text:span text:style-name="T2">a</text:span><text:span text:style-name="T2">t</text:span><text:span text:style-name="T2">e</text:span><text:span text:style-name="T2">_</text:span><text:span text:style-name="T2">c</text:span><text:span text:style-name="T2">r</text:span><text:span text:style-name="T2">e</text:span><text:span text:style-name="T2">a</text:span><text:span text:style-name="T2">t</text:span><text:span text:style-name="T2">i</text:span><text:span text:style-name="T2">o</text:span><text:span text:style-name="T2">n</text:span><text:span text:style-name="T2">_</text:span><text:span text:style-name="T2">e</text:span><text:span text:style-name="T2">x</text:span><text:span text:style-name="T2">a</text:span><text:span text:style-name="T2">m</text:span><text:span text:style-name="T2">e</text:span><text:span text:style-name="T2">n</text:span></text:p>
          </draw:text-box>
        </draw:frame>
        <draw:connector draw:style-name="gr75" draw:text-style-name="P5" draw:layer="layout" svg:x1="1.5cm" svg:y1="21.661cm" svg:x2="1.501cm" svg:y2="24.015cm" draw:start-shape="id52" draw:start-glue-point="3" draw:end-shape="id56" draw:end-glue-point="3" svg:d="M1500 21661h-500v2354h501" svg:viewBox="0 0 502 2355">
          <text:p/>
        </draw:connector>
        <draw:connector draw:style-name="gr76" draw:text-style-name="P5" draw:layer="layout" svg:x1="1.5cm" svg:y1="21.661cm" svg:x2="1.502cm" svg:y2="24.616cm" draw:start-shape="id52" draw:start-glue-point="3" draw:end-shape="id57" draw:end-glue-point="3" svg:d="M1500 21661h-500v2955h502" svg:viewBox="0 0 503 2956">
          <text:p/>
        </draw:connector>
        <draw:connector draw:style-name="gr77" draw:text-style-name="P5" draw:layer="layout" svg:x1="1.5cm" svg:y1="21.661cm" svg:x2="1.503cm" svg:y2="25.217cm" draw:start-shape="id52" draw:start-glue-point="3" draw:end-shape="id58" draw:end-glue-point="3" svg:d="M1500 21661h-500v3556h503" svg:viewBox="0 0 504 3557">
          <text:p/>
        </draw:connector>
        <draw:frame draw:style-name="gr78" draw:text-style-name="P1" xml:id="id59" draw:id="id59" draw:layer="layout" svg:width="2.212cm" svg:height="0.683cm" svg:x="0.95cm" svg:y="13.888cm">
          <draw:text-box>
            <text:p><text:span text:style-name="T1">id_facture</text:span></text:p>
          </draw:text-box>
        </draw:frame>
        <draw:frame draw:style-name="gr79" draw:text-style-name="P2" xml:id="id60" draw:id="id60" draw:layer="layout" svg:width="3.317cm" svg:height="0.683cm" svg:x="0.95cm" svg:y="14.472cm">
          <draw:text-box>
            <text:p><text:span text:style-name="T2">m</text:span><text:span text:style-name="T2">o</text:span><text:span text:style-name="T2">n</text:span><text:span text:style-name="T2">t</text:span><text:span text:style-name="T2">a</text:span><text:span text:style-name="T2">n</text:span><text:span text:style-name="T2">t</text:span><text:span text:style-name="T2">_</text:span><text:span text:style-name="T2">f</text:span><text:span text:style-name="T2">a</text:span><text:span text:style-name="T2">c</text:span><text:span text:style-name="T2">t</text:span><text:span text:style-name="T2">u</text:span><text:span text:style-name="T2">r</text:span><text:span text:style-name="T2">e</text:span></text:p>
          </draw:text-box>
        </draw:frame>
        <draw:frame draw:style-name="gr80" draw:text-style-name="P2" xml:id="id61" draw:id="id61" draw:layer="layout" svg:width="4.421cm" svg:height="0.683cm" svg:x="0.95cm" svg:y="15.057cm">
          <draw:text-box>
            <text:p text:style-name="P3"><text:span text:style-name="T2">s</text:span><text:span text:style-name="T2">t</text:span><text:span text:style-name="T2">a</text:span><text:span text:style-name="T2">t</text:span><text:span text:style-name="T2">u</text:span><text:span text:style-name="T2">t</text:span><text:span text:style-name="T2">_</text:span><text:span text:style-name="T2">f</text:span><text:span text:style-name="T2">a</text:span><text:span text:style-name="T2">c</text:span><text:span text:style-name="T2">t</text:span><text:span text:style-name="T2">u</text:span><text:span text:style-name="T2">r</text:span><text:span text:style-name="T2">e</text:span></text:p>
          </draw:text-box>
        </draw:frame>
        <draw:frame draw:style-name="gr81" draw:text-style-name="P4" xml:id="id62" draw:id="id62" draw:layer="layout" svg:width="5.027cm" svg:height="0.764cm" svg:x="0.95cm" svg:y="15.641cm">
          <draw:text-box>
            <text:p text:style-name="P3"><text:span text:style-name="T2">m</text:span><text:span text:style-name="T2">e</text:span><text:span text:style-name="T2">t</text:span><text:span text:style-name="T2">h</text:span><text:span text:style-name="T2">o</text:span><text:span text:style-name="T2">d</text:span><text:span text:style-name="T2">e</text:span><text:span text:style-name="T2">_</text:span><text:span text:style-name="T2">p</text:span><text:span text:style-name="T2">a</text:span><text:span text:style-name="T2">i</text:span><text:span text:style-name="T2">m</text:span><text:span text:style-name="T2">e</text:span><text:span text:style-name="T2">n</text:span><text:span text:style-name="T2">t</text:span><text:span text:style-name="T2">_</text:span><text:span text:style-name="T2">f</text:span><text:span text:style-name="T2">a</text:span><text:span text:style-name="T2">c</text:span><text:span text:style-name="T2">t</text:span><text:span text:style-name="T2">u</text:span><text:span text:style-name="T2">r</text:span><text:span text:style-name="T2">e</text:span></text:p>
          </draw:text-box>
        </draw:frame>
        <draw:connector draw:style-name="gr9" draw:text-style-name="P5" draw:layer="layout" draw:type="lines" svg:x1="0.95cm" svg:y1="14.229cm" svg:x2="0.95cm" svg:y2="14.813cm" draw:start-shape="id59" draw:start-glue-point="3" draw:end-shape="id60" draw:end-glue-point="3" svg:d="M950 14229h-500v584h500" svg:viewBox="0 0 501 585">
          <text:p/>
        </draw:connector>
        <draw:connector draw:style-name="gr10" draw:text-style-name="P5" draw:layer="layout" draw:type="lines" svg:x1="0.95cm" svg:y1="14.229cm" svg:x2="0.95cm" svg:y2="15.398cm" draw:start-shape="id59" draw:start-glue-point="3" draw:end-shape="id61" draw:end-glue-point="3" svg:d="M950 14229h-500v1169h500" svg:viewBox="0 0 501 1170">
          <text:p/>
        </draw:connector>
        <draw:connector draw:style-name="gr11" draw:text-style-name="P5" draw:layer="layout" draw:type="lines" svg:x1="0.95cm" svg:y1="14.229cm" svg:x2="0.95cm" svg:y2="16.023cm" draw:start-shape="id59" draw:start-glue-point="3" draw:end-shape="id62" draw:end-glue-point="3" svg:d="M950 14229h-500v1794h500" svg:viewBox="0 0 501 1795">
          <text:p/>
        </draw:connector>
        <draw:frame draw:style-name="gr82" draw:text-style-name="P4" xml:id="id63" draw:id="id63" draw:layer="layout" svg:width="3.793cm" svg:height="0.798cm" svg:x="0.951cm" svg:y="16.242cm">
          <draw:text-box>
            <text:p text:style-name="P3"><text:span text:style-name="T2">description_fac</text:span><text:span text:style-name="T2">ture</text:span></text:p>
          </draw:text-box>
        </draw:frame>
        <draw:frame draw:style-name="gr83" draw:text-style-name="P2" xml:id="id64" draw:id="id64" draw:layer="layout" svg:width="5.128cm" svg:height="0.683cm" svg:x="0.952cm" svg:y="16.843cm">
          <draw:text-box>
            <text:p text:style-name="P3"><text:span text:style-name="T4">date_emission_facture</text:span></text:p>
          </draw:text-box>
        </draw:frame>
        <draw:frame draw:style-name="gr84" draw:text-style-name="P4" xml:id="id65" draw:id="id65" draw:layer="layout" svg:width="4.269cm" svg:height="0.866cm" svg:x="0.953cm" svg:y="17.444cm">
          <draw:text-box>
            <text:p text:style-name="P3"><text:span text:style-name="T2">date_paime</text:span><text:span text:style-name="T2">nt_facture</text:span></text:p>
          </draw:text-box>
        </draw:frame>
        <draw:connector draw:style-name="gr75" draw:text-style-name="P5" draw:layer="layout" svg:x1="0.95cm" svg:y1="14.229cm" svg:x2="0.951cm" svg:y2="16.641cm" draw:start-shape="id59" draw:start-glue-point="3" draw:end-shape="id63" draw:end-glue-point="3" svg:d="M950 14229h-500v2412h501" svg:viewBox="0 0 502 2413">
          <text:p/>
        </draw:connector>
        <draw:connector draw:style-name="gr76" draw:text-style-name="P5" draw:layer="layout" svg:x1="0.95cm" svg:y1="14.229cm" svg:x2="0.952cm" svg:y2="17.184cm" draw:start-shape="id59" draw:start-glue-point="3" draw:end-shape="id64" draw:end-glue-point="3" svg:d="M950 14229h-500v2955h502" svg:viewBox="0 0 503 2956">
          <text:p/>
        </draw:connector>
        <draw:connector draw:style-name="gr77" draw:text-style-name="P5" draw:layer="layout" svg:x1="0.95cm" svg:y1="14.229cm" svg:x2="0.953cm" svg:y2="17.877cm" draw:start-shape="id59" draw:start-glue-point="3" draw:end-shape="id65" draw:end-glue-point="3" svg:d="M950 14229h-500v3648h503" svg:viewBox="0 0 504 3649">
          <text:p/>
        </draw:connector>
        <draw:connector draw:style-name="gr85" draw:text-style-name="P5" draw:layer="layout" draw:line-skew="0cm 0.862cm 1.774cm" svg:x1="0.95cm" svg:y1="14.229cm" svg:x2="3.171cm" svg:y2="10.34cm" draw:start-shape="id59" draw:start-glue-point="3" draw:end-shape="id36" draw:end-glue-point="1" svg:d="M950 14229h-500v-1082h4995v-2807h-2274" svg:viewBox="0 0 4996 3890">
          <text:p/>
        </draw:connector>
        <draw:connector draw:style-name="gr86" draw:text-style-name="P5" draw:layer="layout" svg:x1="2.335cm" svg:y1="9.999cm" svg:x2="14.13cm" svg:y2="12.563cm" draw:start-shape="id36" draw:start-glue-point="0" draw:end-shape="id40" draw:end-glue-point="3" svg:d="M2335 9999v-500h6316v3064h5479" svg:viewBox="0 0 11796 3065">
          <text:p/>
        </draw:connector>
        <draw:frame draw:style-name="gr87" draw:text-style-name="P1" xml:id="id66" draw:id="id66" draw:layer="layout" svg:width="4.097cm" svg:height="0.683cm" svg:x="6.445cm" svg:y="18.515cm">
          <draw:text-box>
            <text:p><text:span text:style-name="T1">id_analyse_generale</text:span></text:p>
          </draw:text-box>
        </draw:frame>
        <draw:frame draw:style-name="gr88" draw:text-style-name="P2" xml:id="id67" draw:id="id67" draw:layer="layout" svg:width="4.551cm" svg:height="0.683cm" svg:x="6.445cm" svg:y="19.099cm">
          <draw:text-box>
            <text:p text:style-name="P8"><text:span text:style-name="T4">globules_rouges</text:span></text:p>
          </draw:text-box>
        </draw:frame>
        <draw:frame draw:style-name="gr89" draw:text-style-name="P2" xml:id="id68" draw:id="id68" draw:layer="layout" svg:width="4.854cm" svg:height="0.683cm" svg:x="6.445cm" svg:y="19.684cm">
          <draw:text-box>
            <text:p text:style-name="P8"><text:span text:style-name="T4">globules_rouges_unite</text:span></text:p>
          </draw:text-box>
        </draw:frame>
        <draw:connector draw:style-name="gr9" draw:text-style-name="P5" draw:layer="layout" draw:type="lines" svg:x1="6.445cm" svg:y1="18.856cm" svg:x2="6.445cm" svg:y2="19.44cm" draw:start-shape="id66" draw:start-glue-point="3" draw:end-shape="id67" draw:end-glue-point="3" svg:d="M6445 18856h-500v584h500" svg:viewBox="0 0 501 585">
          <text:p/>
        </draw:connector>
        <draw:connector draw:style-name="gr10" draw:text-style-name="P5" draw:layer="layout" draw:type="lines" svg:x1="6.445cm" svg:y1="18.856cm" svg:x2="6.445cm" svg:y2="20.025cm" draw:start-shape="id66" draw:start-glue-point="3" draw:end-shape="id68" draw:end-glue-point="3" svg:d="M6445 18856h-500v1169h500" svg:viewBox="0 0 501 1170">
          <text:p/>
        </draw:connector>
        <draw:connector draw:style-name="gr90" draw:text-style-name="P11" draw:layer="layout" svg:x1="6.445cm" svg:y1="18.856cm" svg:x2="3.907cm" svg:y2="21.661cm" draw:start-shape="id66" draw:start-glue-point="3" draw:end-shape="id52" draw:end-glue-point="1" svg:d="M6445 18856h-1269v2805h-1269" svg:viewBox="0 0 2539 2806">
          <text:p/>
        </draw:connector>
        <draw:connector draw:style-name="gr91" draw:text-style-name="P11" draw:layer="layout" draw:line-skew="3.766cm" svg:x1="8.493cm" svg:y1="18.515cm" svg:x2="7.667cm" svg:y2="1.589cm" draw:start-shape="id66" draw:start-glue-point="0" draw:end-shape="id12" draw:end-glue-point="3" svg:d="M8493 18515v-4515h-1326v-12411h500" svg:viewBox="0 0 1327 16927">
          <text:p/>
        </draw:connector>
        <draw:connector draw:style-name="gr92" draw:text-style-name="P11" draw:layer="layout" svg:x1="0.95cm" svg:y1="14.229cm" svg:x2="1.5cm" svg:y2="21.661cm" draw:start-shape="id59" draw:start-glue-point="3" draw:end-shape="id52" draw:end-glue-point="3" svg:d="M950 14229h-500v7432h1050" svg:viewBox="0 0 1051 7433">
          <text:p/>
        </draw:connector>
        <draw:connector draw:style-name="gr93" draw:text-style-name="P12" draw:layer="layout" draw:line-skew="-0.471cm" svg:x1="1.5cm" svg:y1="21.661cm" svg:x2="0.672cm" svg:y2="27.944cm" draw:start-shape="id52" draw:start-glue-point="3" svg:d="M1500 21661h-1135v6283h307" svg:viewBox="0 0 1136 6284">
          <text:p/>
        </draw:connector>
        <draw:line draw:style-name="gr94" draw:text-style-name="P11" draw:layer="layout" svg:x1="8.493cm" svg:y1="16.557cm" svg:x2="13.065cm" svg:y2="16.557cm">
          <text:p/>
        </draw:line>
        <draw:line draw:style-name="gr94" draw:text-style-name="P11" draw:layer="layout" svg:x1="13.065cm" svg:y1="16.557cm" svg:x2="13.065cm" svg:y2="27.987cm">
          <text:p/>
        </draw:line>
        <draw:frame draw:style-name="gr95" draw:text-style-name="P4" xml:id="id73" draw:id="id73" draw:layer="layout" svg:width="6.067cm" svg:height="0.857cm" svg:x="6.445cm" svg:y="22.685cm">
          <draw:text-box>
            <text:p text:style-name="P3"><text:span text:style-name="T4">interpretation_analyse_generale</text:span></text:p>
          </draw:text-box>
        </draw:frame>
        <draw:frame draw:style-name="gr89" draw:text-style-name="P2" xml:id="id69" draw:id="id69" draw:layer="layout" svg:width="4.854cm" svg:height="0.683cm" svg:x="6.445cm" svg:y="20.285cm">
          <draw:text-box>
            <text:p text:style-name="P8"><text:span text:style-name="T4">globules_blancs</text:span></text:p>
          </draw:text-box>
        </draw:frame>
        <draw:frame draw:style-name="gr89" draw:text-style-name="P2" xml:id="id70" draw:id="id70" draw:layer="layout" svg:width="4.854cm" svg:height="0.683cm" svg:x="6.445cm" svg:y="20.886cm">
          <draw:text-box>
            <text:p text:style-name="P8"><text:span text:style-name="T4">globules_blancs_unite</text:span></text:p>
          </draw:text-box>
        </draw:frame>
        <draw:frame draw:style-name="gr89" draw:text-style-name="P2" xml:id="id71" draw:id="id71" draw:layer="layout" svg:width="4.854cm" svg:height="0.683cm" svg:x="6.445cm" svg:y="21.487cm">
          <draw:text-box>
            <text:p text:style-name="P8"><text:span text:style-name="T4">plaquettes</text:span></text:p>
          </draw:text-box>
        </draw:frame>
        <draw:frame draw:style-name="gr89" draw:text-style-name="P2" xml:id="id72" draw:id="id72" draw:layer="layout" svg:width="4.854cm" svg:height="0.683cm" svg:x="6.445cm" svg:y="22.088cm">
          <draw:text-box>
            <text:p text:style-name="P8"><text:span text:style-name="T4">plaquettes_unite</text:span></text:p>
          </draw:text-box>
        </draw:frame>
        <draw:frame draw:style-name="gr96" draw:text-style-name="P2" xml:id="id74" draw:id="id74" draw:layer="layout" svg:width="6.044cm" svg:height="0.683cm" svg:x="6.445cm" svg:y="23.286cm">
          <draw:text-box>
            <text:p text:style-name="P3"><text:span text:style-name="T2">commentaire_analyse_generale</text:span></text:p>
          </draw:text-box>
        </draw:frame>
        <draw:frame draw:style-name="gr89" draw:text-style-name="P2" xml:id="id76" draw:id="id76" draw:layer="layout" svg:width="4.854cm" svg:height="0.683cm" svg:x="6.445cm" svg:y="24.487cm">
          <draw:text-box>
            <text:p text:style-name="P3"><text:span text:style-name="T2">date_analyse_generale</text:span></text:p>
          </draw:text-box>
        </draw:frame>
        <draw:frame draw:style-name="gr89" draw:text-style-name="P2" xml:id="id75" draw:id="id75" draw:layer="layout" svg:width="4.854cm" svg:height="0.683cm" svg:x="6.446cm" svg:y="23.887cm">
          <draw:text-box>
            <text:p text:style-name="P3"><text:span text:style-name="T2">statut_analyse_generale</text:span></text:p>
          </draw:text-box>
        </draw:frame>
        <draw:connector draw:style-name="gr97" draw:text-style-name="P11" draw:layer="layout" svg:x1="6.445cm" svg:y1="18.856cm" svg:x2="6.445cm" svg:y2="20.626cm" draw:start-shape="id66" draw:start-glue-point="3" draw:end-shape="id69" draw:end-glue-point="3" svg:d="M6445 18856h-500v1770h500" svg:viewBox="0 0 501 1771">
          <text:p/>
        </draw:connector>
        <draw:connector draw:style-name="gr98" draw:text-style-name="P11" draw:layer="layout" svg:x1="6.445cm" svg:y1="18.856cm" svg:x2="6.445cm" svg:y2="21.227cm" draw:start-shape="id66" draw:start-glue-point="3" draw:end-shape="id70" draw:end-glue-point="3" svg:d="M6445 18856h-500v2371h500" svg:viewBox="0 0 501 2372">
          <text:p/>
        </draw:connector>
        <draw:connector draw:style-name="gr99" draw:text-style-name="P11" draw:layer="layout" svg:x1="6.445cm" svg:y1="18.856cm" svg:x2="6.445cm" svg:y2="21.828cm" draw:start-shape="id66" draw:start-glue-point="3" draw:end-shape="id71" draw:end-glue-point="3" svg:d="M6445 18856h-500v2972h500" svg:viewBox="0 0 501 2973">
          <text:p/>
        </draw:connector>
        <draw:connector draw:style-name="gr100" draw:text-style-name="P11" draw:layer="layout" svg:x1="6.445cm" svg:y1="18.856cm" svg:x2="6.445cm" svg:y2="22.429cm" draw:start-shape="id66" draw:start-glue-point="3" draw:end-shape="id72" draw:end-glue-point="3" svg:d="M6445 18856h-500v3573h500" svg:viewBox="0 0 501 3574">
          <text:p/>
        </draw:connector>
        <draw:connector draw:style-name="gr101" draw:text-style-name="P11" draw:layer="layout" svg:x1="6.445cm" svg:y1="18.856cm" svg:x2="6.445cm" svg:y2="23.113cm" draw:start-shape="id66" draw:start-glue-point="3" draw:end-shape="id73" draw:end-glue-point="3" svg:d="M6445 18856h-500v4257h500" svg:viewBox="0 0 501 4258">
          <text:p/>
        </draw:connector>
        <draw:connector draw:style-name="gr102" draw:text-style-name="P11" draw:layer="layout" svg:x1="6.445cm" svg:y1="18.856cm" svg:x2="6.445cm" svg:y2="23.627cm" draw:start-shape="id66" draw:start-glue-point="3" draw:end-shape="id74" draw:end-glue-point="3" svg:d="M6445 18856h-500v4771h500" svg:viewBox="0 0 501 4772">
          <text:p/>
        </draw:connector>
        <draw:connector draw:style-name="gr103" draw:text-style-name="P11" draw:layer="layout" svg:x1="6.445cm" svg:y1="18.856cm" svg:x2="6.446cm" svg:y2="24.228cm" draw:start-shape="id66" draw:start-glue-point="3" draw:end-shape="id75" draw:end-glue-point="3" svg:d="M6445 18856h-500v5372h501" svg:viewBox="0 0 502 5373">
          <text:p/>
        </draw:connector>
        <draw:connector draw:style-name="gr104" draw:text-style-name="P11" draw:layer="layout" svg:x1="6.445cm" svg:y1="18.856cm" svg:x2="6.445cm" svg:y2="24.828cm" draw:start-shape="id66" draw:start-glue-point="3" draw:end-shape="id76" draw:end-glue-point="3" svg:d="M6445 18856h-500v5972h500" svg:viewBox="0 0 501 5973">
          <text:p/>
        </draw:connector>
        <draw:frame draw:style-name="gr56" draw:text-style-name="P1" xml:id="id77" draw:id="id77" draw:layer="layout" svg:width="2.732cm" svg:height="0.683cm" svg:x="14.43cm" svg:y="21.122cm">
          <draw:text-box>
            <text:p><text:span text:style-name="T1">id_compte</text:span></text:p>
          </draw:text-box>
        </draw:frame>
        <draw:frame draw:style-name="gr57" draw:text-style-name="P2" xml:id="id78" draw:id="id78" draw:layer="layout" svg:width="3.186cm" svg:height="0.683cm" svg:x="14.43cm" svg:y="21.706cm">
          <draw:text-box>
            <text:p><text:span text:style-name="T2">email_compte</text:span></text:p>
          </draw:text-box>
        </draw:frame>
        <draw:frame draw:style-name="gr88" draw:text-style-name="P2" xml:id="id79" draw:id="id79" draw:layer="layout" svg:width="4.551cm" svg:height="0.683cm" svg:x="14.43cm" svg:y="22.291cm">
          <draw:text-box>
            <text:p><text:span text:style-name="T2">mot_de_passe_compte</text:span></text:p>
          </draw:text-box>
        </draw:frame>
        <draw:frame draw:style-name="gr63" draw:text-style-name="P2" xml:id="id80" draw:id="id80" draw:layer="layout" svg:width="3.576cm" svg:height="0.683cm" svg:x="14.43cm" svg:y="22.875cm">
          <draw:text-box>
            <text:p><text:span text:style-name="T2">privilege_compte</text:span></text:p>
          </draw:text-box>
        </draw:frame>
        <draw:frame draw:style-name="gr60" draw:text-style-name="P2" xml:id="id81" draw:id="id81" draw:layer="layout" svg:width="5.157cm" svg:height="0.683cm" svg:x="14.43cm" svg:y="23.46cm">
          <draw:text-box>
            <text:p><text:span text:style-name="T2">statut_compte</text:span></text:p>
          </draw:text-box>
        </draw:frame>
        <draw:frame draw:style-name="gr105" draw:text-style-name="P2" xml:id="id82" draw:id="id82" draw:layer="layout" svg:width="4.356cm" svg:height="0.683cm" svg:x="14.43cm" svg:y="24.044cm">
          <draw:text-box>
            <text:p><text:span text:style-name="T2">date_creation_compte</text:span></text:p>
          </draw:text-box>
        </draw:frame>
        <draw:connector draw:style-name="gr9" draw:text-style-name="P5" draw:layer="layout" draw:type="lines" svg:x1="14.43cm" svg:y1="21.463cm" svg:x2="14.43cm" svg:y2="22.047cm" draw:start-shape="id77" draw:start-glue-point="3" draw:end-shape="id78" draw:end-glue-point="3" svg:d="M14430 21463h-500v584h500" svg:viewBox="0 0 501 585">
          <text:p/>
        </draw:connector>
        <draw:connector draw:style-name="gr10" draw:text-style-name="P5" draw:layer="layout" draw:type="lines" svg:x1="14.43cm" svg:y1="21.463cm" svg:x2="14.43cm" svg:y2="22.632cm" draw:start-shape="id77" draw:start-glue-point="3" draw:end-shape="id79" draw:end-glue-point="3" svg:d="M14430 21463h-500v1169h500" svg:viewBox="0 0 501 1170">
          <text:p/>
        </draw:connector>
        <draw:connector draw:style-name="gr11" draw:text-style-name="P5" draw:layer="layout" draw:type="lines" svg:x1="14.43cm" svg:y1="21.463cm" svg:x2="14.43cm" svg:y2="23.216cm" draw:start-shape="id77" draw:start-glue-point="3" draw:end-shape="id80" draw:end-glue-point="3" svg:d="M14430 21463h-500v1753h500" svg:viewBox="0 0 501 1754">
          <text:p/>
        </draw:connector>
        <draw:connector draw:style-name="gr12" draw:text-style-name="P5" draw:layer="layout" draw:type="lines" svg:x1="14.43cm" svg:y1="21.463cm" svg:x2="14.43cm" svg:y2="23.801cm" draw:start-shape="id77" draw:start-glue-point="3" draw:end-shape="id81" draw:end-glue-point="3" svg:d="M14430 21463h-500v2338h500" svg:viewBox="0 0 501 2339">
          <text:p/>
        </draw:connector>
        <draw:connector draw:style-name="gr13" draw:text-style-name="P5" draw:layer="layout" draw:type="lines" svg:x1="14.43cm" svg:y1="21.463cm" svg:x2="14.43cm" svg:y2="24.385cm" draw:start-shape="id77" draw:start-glue-point="3" draw:end-shape="id82" draw:end-glue-point="3" svg:d="M14430 21463h-500v2922h500" svg:viewBox="0 0 501 2923">
          <text:p/>
        </draw:connector>
        <draw:connector draw:style-name="gr106" draw:text-style-name="P11" draw:layer="layout" draw:type="curve" svg:x1="14.43cm" svg:y1="21.463cm" svg:x2="4.143cm" svg:y2="0.976cm" draw:start-shape="id77" draw:start-glue-point="3" draw:end-shape="id1" draw:end-glue-point="1" svg:d="M14430 21463c-7714 0-2571-20487-10287-20487" svg:viewBox="0 0 10288 20488">
          <text:p/>
        </draw:connector>
        <draw:connector draw:style-name="gr107" draw:text-style-name="P11" draw:layer="layout" draw:type="curve" svg:x1="14.43cm" svg:y1="21.463cm" svg:x2="11.66cm" svg:y2="5.151cm" draw:start-shape="id77" draw:start-glue-point="3" draw:end-shape="id14" draw:end-glue-point="3" svg:d="M14430 21463c-4905 0-3520-16312-2770-16312" svg:viewBox="0 0 3540 16313">
          <text:p/>
        </draw:connector>
        <draw:connector draw:style-name="gr108" draw:text-style-name="P11" draw:layer="layout" draw:line-skew="2.388cm" svg:x1="17.162cm" svg:y1="21.463cm" svg:x2="16.862cm" svg:y2="12.563cm" draw:start-shape="id77" draw:start-glue-point="1" draw:end-shape="id40" draw:end-glue-point="1" svg:d="M17162 21463h2888v-8900h-3188" svg:viewBox="0 0 3189 8901">
          <text:p/>
        </draw:connector>
        <draw:line draw:style-name="gr94" draw:text-style-name="P11" draw:layer="layout" svg:x1="13.921cm" svg:y1="21.456cm" svg:x2="13.922cm" svg:y2="27.98cm">
          <text:p/>
        </draw:line>
        <draw:frame draw:style-name="gr109" draw:text-style-name="P2" xml:id="id83" draw:id="id83" draw:layer="layout" svg:width="3.62cm" svg:height="0.683cm" svg:x="1.501cm" svg:y="12.353cm">
          <draw:text-box>
            <text:p><text:span text:style-name="T2">date_creation_rdv</text:span></text:p>
          </draw:text-box>
        </draw:frame>
        <draw:connector draw:style-name="gr110" draw:text-style-name="P11" draw:layer="layout" svg:x1="1.5cm" svg:y1="10.34cm" svg:x2="1.501cm" svg:y2="12.694cm" draw:start-shape="id36" draw:start-glue-point="3" draw:end-shape="id83" draw:end-glue-point="3" svg:d="M1500 10340h-500v2354h501" svg:viewBox="0 0 502 2355">
          <text:p/>
        </draw:connector>
      </draw:page>
      <draw:page draw:name="page2" draw:style-name="dp1" draw:master-page-name="Default">
        <draw:frame draw:style-name="gr105" draw:text-style-name="P1" xml:id="id84" draw:id="id84" draw:layer="layout" svg:width="4.356cm" svg:height="0.683cm" svg:x="14.7cm" svg:y="1.635cm">
          <draw:text-box>
            <text:p><text:span text:style-name="T1">id_medecin_biologiste</text:span></text:p>
          </draw:text-box>
        </draw:frame>
        <draw:frame draw:style-name="gr111" draw:text-style-name="P2" xml:id="id85" draw:id="id85" draw:layer="layout" svg:width="4.81cm" svg:height="0.683cm" svg:x="14.7cm" svg:y="2.219cm">
          <draw:text-box>
            <text:p><text:span text:style-name="T2">nom_medecin_biologiste</text:span></text:p>
          </draw:text-box>
        </draw:frame>
        <draw:frame draw:style-name="gr112" draw:text-style-name="P2" xml:id="id86" draw:id="id86" draw:layer="layout" svg:width="5.373cm" svg:height="0.683cm" svg:x="14.7cm" svg:y="2.804cm">
          <draw:text-box>
            <text:p><text:span text:style-name="T2">prenom_medecin_biologiste</text:span></text:p>
          </draw:text-box>
        </draw:frame>
        <draw:frame draw:style-name="gr113" draw:text-style-name="P2" xml:id="id87" draw:id="id87" draw:layer="layout" svg:width="3.425cm" svg:height="0.683cm" svg:x="14.7cm" svg:y="3.388cm">
          <draw:text-box>
            <text:p><text:span text:style-name="T2">cin_medecin_bio</text:span></text:p>
          </draw:text-box>
        </draw:frame>
        <draw:frame draw:style-name="gr114" draw:text-style-name="P2" xml:id="id88" draw:id="id88" draw:layer="layout" svg:width="6.781cm" svg:height="0.683cm" svg:x="14.7cm" svg:y="3.973cm">
          <draw:text-box>
            <text:p><text:span text:style-name="T2">date_naissance_medecin_biologiste</text:span></text:p>
          </draw:text-box>
        </draw:frame>
        <draw:frame draw:style-name="gr115" draw:text-style-name="P2" xml:id="id89" draw:id="id89" draw:layer="layout" svg:width="4.876cm" svg:height="0.683cm" svg:x="14.7cm" svg:y="4.557cm">
          <draw:text-box>
            <text:p><text:span text:style-name="T2">sexe_medecin_biologiste</text:span></text:p>
          </draw:text-box>
        </draw:frame>
        <draw:frame draw:style-name="gr116" draw:text-style-name="P2" xml:id="id90" draw:id="id90" draw:layer="layout" svg:width="5.438cm" svg:height="0.683cm" svg:x="14.7cm" svg:y="5.142cm">
          <draw:text-box>
            <text:p><text:span text:style-name="T2">adresse_medecin_biologiste</text:span></text:p>
          </draw:text-box>
        </draw:frame>
        <draw:frame draw:style-name="gr117" draw:text-style-name="P2" xml:id="id91" draw:id="id91" draw:layer="layout" svg:width="5.764cm" svg:height="0.683cm" svg:x="14.7cm" svg:y="5.726cm">
          <draw:text-box>
            <text:p><text:span text:style-name="T2">telephone_medecin_biologiste</text:span></text:p>
          </draw:text-box>
        </draw:frame>
        <draw:frame draw:style-name="gr118" draw:text-style-name="P2" xml:id="id92" draw:id="id92" draw:layer="layout" svg:width="5.005cm" svg:height="0.683cm" svg:x="14.7cm" svg:y="6.311cm">
          <draw:text-box>
            <text:p text:style-name="P3"><text:span text:style-name="T2">statut_medecin_biologiste</text:span></text:p>
          </draw:text-box>
        </draw:frame>
        <draw:frame draw:style-name="gr119" draw:text-style-name="P2" xml:id="id93" draw:id="id93" draw:layer="layout" svg:width="5.2cm" svg:height="0.683cm" svg:x="14.7cm" svg:y="6.895cm">
          <draw:text-box>
            <text:p text:style-name="P3"><text:span text:style-name="T2">salaire_medecin_biologiste</text:span></text:p>
          </draw:text-box>
        </draw:frame>
        <draw:connector draw:style-name="gr9" draw:text-style-name="P5" draw:layer="layout" draw:type="lines" svg:x1="14.7cm" svg:y1="1.976cm" svg:x2="14.7cm" svg:y2="2.56cm" draw:start-shape="id84" draw:start-glue-point="3" draw:end-shape="id85" draw:end-glue-point="3" svg:d="M14700 1976h-500v584h500" svg:viewBox="0 0 501 585">
          <text:p/>
        </draw:connector>
        <draw:connector draw:style-name="gr10" draw:text-style-name="P5" draw:layer="layout" draw:type="lines" svg:x1="14.7cm" svg:y1="1.976cm" svg:x2="14.7cm" svg:y2="3.145cm" draw:start-shape="id84" draw:start-glue-point="3" draw:end-shape="id86" draw:end-glue-point="3" svg:d="M14700 1976h-500v1169h500" svg:viewBox="0 0 501 1170">
          <text:p/>
        </draw:connector>
        <draw:connector draw:style-name="gr11" draw:text-style-name="P5" draw:layer="layout" draw:type="lines" svg:x1="14.7cm" svg:y1="1.976cm" svg:x2="14.7cm" svg:y2="3.729cm" draw:start-shape="id84" draw:start-glue-point="3" draw:end-shape="id87" draw:end-glue-point="3" svg:d="M14700 1976h-500v1753h500" svg:viewBox="0 0 501 1754">
          <text:p/>
        </draw:connector>
        <draw:connector draw:style-name="gr12" draw:text-style-name="P5" draw:layer="layout" draw:type="lines" svg:x1="14.7cm" svg:y1="1.976cm" svg:x2="14.7cm" svg:y2="4.314cm" draw:start-shape="id84" draw:start-glue-point="3" draw:end-shape="id88" draw:end-glue-point="3" svg:d="M14700 1976h-500v2338h500" svg:viewBox="0 0 501 2339">
          <text:p/>
        </draw:connector>
        <draw:connector draw:style-name="gr13" draw:text-style-name="P5" draw:layer="layout" draw:type="lines" svg:x1="14.7cm" svg:y1="1.976cm" svg:x2="14.7cm" svg:y2="4.898cm" draw:start-shape="id84" draw:start-glue-point="3" draw:end-shape="id89" draw:end-glue-point="3" svg:d="M14700 1976h-500v2922h500" svg:viewBox="0 0 501 2923">
          <text:p/>
        </draw:connector>
        <draw:connector draw:style-name="gr14" draw:text-style-name="P5" draw:layer="layout" draw:type="lines" svg:x1="14.7cm" svg:y1="1.976cm" svg:x2="14.7cm" svg:y2="5.483cm" draw:start-shape="id84" draw:start-glue-point="3" draw:end-shape="id90" draw:end-glue-point="3" svg:d="M14700 1976h-500v3507h500" svg:viewBox="0 0 501 3508">
          <text:p/>
        </draw:connector>
        <draw:connector draw:style-name="gr15" draw:text-style-name="P5" draw:layer="layout" draw:type="lines" svg:x1="14.7cm" svg:y1="1.976cm" svg:x2="14.7cm" svg:y2="6.067cm" draw:start-shape="id84" draw:start-glue-point="3" draw:end-shape="id91" draw:end-glue-point="3" svg:d="M14700 1976h-500v4091h500" svg:viewBox="0 0 501 4092">
          <text:p/>
        </draw:connector>
        <draw:connector draw:style-name="gr33" draw:text-style-name="P5" draw:layer="layout" draw:type="lines" svg:x1="14.7cm" svg:y1="1.976cm" svg:x2="14.7cm" svg:y2="6.652cm" draw:start-shape="id84" draw:start-glue-point="3" draw:end-shape="id92" draw:end-glue-point="3" svg:d="M14700 1976h-500v4676h500" svg:viewBox="0 0 501 4677">
          <text:p/>
        </draw:connector>
        <draw:connector draw:style-name="gr34" draw:text-style-name="P5" draw:layer="layout" draw:type="lines" svg:x1="14.7cm" svg:y1="1.976cm" svg:x2="14.7cm" svg:y2="7.236cm" draw:start-shape="id84" draw:start-glue-point="3" draw:end-shape="id93" draw:end-glue-point="3" svg:d="M14700 1976h-500v5260h500" svg:viewBox="0 0 501 5261">
          <text:p/>
        </draw:connector>
        <draw:frame draw:style-name="gr120" draw:text-style-name="P2" xml:id="id94" draw:id="id94" draw:layer="layout" svg:width="6.846cm" svg:height="0.683cm" svg:x="14.7cm" svg:y="7.496cm">
          <draw:text-box>
            <text:p text:style-name="P3"><text:span text:style-name="T2">date_embauche_medecin_biologiste</text:span></text:p>
          </draw:text-box>
        </draw:frame>
        <draw:connector draw:style-name="gr67" draw:text-style-name="P5" draw:layer="layout" svg:x1="14.7cm" svg:y1="1.976cm" svg:x2="14.7cm" svg:y2="7.837cm" draw:start-shape="id84" draw:start-glue-point="3" draw:end-shape="id94" draw:end-glue-point="3" svg:d="M14700 1976h-500v5861h500" svg:viewBox="0 0 501 5862">
          <text:p/>
        </draw:connector>
        <draw:frame draw:style-name="gr43" draw:text-style-name="P1" xml:id="id95" draw:id="id95" draw:layer="layout" svg:width="3.23cm" svg:height="0.683cm" svg:x="15.282cm" svg:y="10.525cm">
          <draw:text-box>
            <text:p><text:span text:style-name="T1">id_technicien</text:span></text:p>
          </draw:text-box>
        </draw:frame>
        <draw:frame draw:style-name="gr121" draw:text-style-name="P2" xml:id="id96" draw:id="id96" draw:layer="layout" svg:width="3.685cm" svg:height="0.683cm" svg:x="15.282cm" svg:y="11.109cm">
          <draw:text-box>
            <text:p><text:span text:style-name="T2">nom_technicien</text:span></text:p>
          </draw:text-box>
        </draw:frame>
        <draw:frame draw:style-name="gr122" draw:text-style-name="P2" xml:id="id97" draw:id="id97" draw:layer="layout" svg:width="4.248cm" svg:height="0.683cm" svg:x="15.282cm" svg:y="11.694cm">
          <draw:text-box>
            <text:p><text:span text:style-name="T2">prenom_technicien</text:span></text:p>
          </draw:text-box>
        </draw:frame>
        <draw:frame draw:style-name="gr113" draw:text-style-name="P2" xml:id="id98" draw:id="id98" draw:layer="layout" svg:width="3.425cm" svg:height="0.683cm" svg:x="15.282cm" svg:y="12.278cm">
          <draw:text-box>
            <text:p><text:span text:style-name="T2">cin_technicien</text:span></text:p>
          </draw:text-box>
        </draw:frame>
        <draw:frame draw:style-name="gr123" draw:text-style-name="P2" xml:id="id99" draw:id="id99" draw:layer="layout" svg:width="5.655cm" svg:height="0.683cm" svg:x="15.282cm" svg:y="12.863cm">
          <draw:text-box>
            <text:p><text:span text:style-name="T2">date_technicien</text:span></text:p>
          </draw:text-box>
        </draw:frame>
        <draw:frame draw:style-name="gr124" draw:text-style-name="P2" xml:id="id100" draw:id="id100" draw:layer="layout" svg:width="3.75cm" svg:height="0.683cm" svg:x="15.282cm" svg:y="13.447cm">
          <draw:text-box>
            <text:p><text:span text:style-name="T2">sexe_technicien</text:span></text:p>
          </draw:text-box>
        </draw:frame>
        <draw:frame draw:style-name="gr125" draw:text-style-name="P2" xml:id="id101" draw:id="id101" draw:layer="layout" svg:width="4.313cm" svg:height="0.683cm" svg:x="15.282cm" svg:y="14.032cm">
          <draw:text-box>
            <text:p><text:span text:style-name="T2">adresse_technicien</text:span></text:p>
          </draw:text-box>
        </draw:frame>
        <draw:frame draw:style-name="gr126" draw:text-style-name="P2" xml:id="id102" draw:id="id102" draw:layer="layout" svg:width="4.638cm" svg:height="0.683cm" svg:x="15.282cm" svg:y="14.616cm">
          <draw:text-box>
            <text:p><text:span text:style-name="T2">telephone_technicien</text:span></text:p>
          </draw:text-box>
        </draw:frame>
        <draw:frame draw:style-name="gr127" draw:text-style-name="P2" xml:id="id103" draw:id="id103" draw:layer="layout" svg:width="3.858cm" svg:height="0.683cm" svg:x="15.282cm" svg:y="15.201cm">
          <draw:text-box>
            <text:p text:style-name="P3"><text:span text:style-name="T2">statut_technicien</text:span></text:p>
          </draw:text-box>
        </draw:frame>
        <draw:frame draw:style-name="gr128" draw:text-style-name="P2" xml:id="id104" draw:id="id104" draw:layer="layout" svg:width="3.966cm" svg:height="0.683cm" svg:x="15.282cm" svg:y="15.785cm">
          <draw:text-box>
            <text:p text:style-name="P3"><text:span text:style-name="T2">salaire_tecnicien</text:span></text:p>
          </draw:text-box>
        </draw:frame>
        <draw:connector draw:style-name="gr9" draw:text-style-name="P5" draw:layer="layout" draw:type="lines" svg:x1="15.282cm" svg:y1="10.866cm" svg:x2="15.282cm" svg:y2="11.45cm" draw:start-shape="id95" draw:start-glue-point="3" draw:end-shape="id96" draw:end-glue-point="3" svg:d="M15282 10866h-500v584h500" svg:viewBox="0 0 501 585">
          <text:p/>
        </draw:connector>
        <draw:connector draw:style-name="gr10" draw:text-style-name="P5" draw:layer="layout" draw:type="lines" svg:x1="15.282cm" svg:y1="10.866cm" svg:x2="15.282cm" svg:y2="12.035cm" draw:start-shape="id95" draw:start-glue-point="3" draw:end-shape="id97" draw:end-glue-point="3" svg:d="M15282 10866h-500v1169h500" svg:viewBox="0 0 501 1170">
          <text:p/>
        </draw:connector>
        <draw:connector draw:style-name="gr11" draw:text-style-name="P5" draw:layer="layout" draw:type="lines" svg:x1="15.282cm" svg:y1="10.866cm" svg:x2="15.282cm" svg:y2="12.619cm" draw:start-shape="id95" draw:start-glue-point="3" draw:end-shape="id98" draw:end-glue-point="3" svg:d="M15282 10866h-500v1753h500" svg:viewBox="0 0 501 1754">
          <text:p/>
        </draw:connector>
        <draw:connector draw:style-name="gr12" draw:text-style-name="P5" draw:layer="layout" draw:type="lines" svg:x1="15.282cm" svg:y1="10.866cm" svg:x2="15.282cm" svg:y2="13.204cm" draw:start-shape="id95" draw:start-glue-point="3" draw:end-shape="id99" draw:end-glue-point="3" svg:d="M15282 10866h-500v2338h500" svg:viewBox="0 0 501 2339">
          <text:p/>
        </draw:connector>
        <draw:connector draw:style-name="gr13" draw:text-style-name="P5" draw:layer="layout" draw:type="lines" svg:x1="15.282cm" svg:y1="10.866cm" svg:x2="15.282cm" svg:y2="13.788cm" draw:start-shape="id95" draw:start-glue-point="3" draw:end-shape="id100" draw:end-glue-point="3" svg:d="M15282 10866h-500v2922h500" svg:viewBox="0 0 501 2923">
          <text:p/>
        </draw:connector>
        <draw:connector draw:style-name="gr14" draw:text-style-name="P5" draw:layer="layout" draw:type="lines" svg:x1="15.282cm" svg:y1="10.866cm" svg:x2="15.282cm" svg:y2="14.373cm" draw:start-shape="id95" draw:start-glue-point="3" draw:end-shape="id101" draw:end-glue-point="3" svg:d="M15282 10866h-500v3507h500" svg:viewBox="0 0 501 3508">
          <text:p/>
        </draw:connector>
        <draw:connector draw:style-name="gr15" draw:text-style-name="P5" draw:layer="layout" draw:type="lines" svg:x1="15.282cm" svg:y1="10.866cm" svg:x2="15.282cm" svg:y2="14.957cm" draw:start-shape="id95" draw:start-glue-point="3" draw:end-shape="id102" draw:end-glue-point="3" svg:d="M15282 10866h-500v4091h500" svg:viewBox="0 0 501 4092">
          <text:p/>
        </draw:connector>
        <draw:connector draw:style-name="gr33" draw:text-style-name="P5" draw:layer="layout" draw:type="lines" svg:x1="15.282cm" svg:y1="10.866cm" svg:x2="15.282cm" svg:y2="15.542cm" draw:start-shape="id95" draw:start-glue-point="3" draw:end-shape="id103" draw:end-glue-point="3" svg:d="M15282 10866h-500v4676h500" svg:viewBox="0 0 501 4677">
          <text:p/>
        </draw:connector>
        <draw:connector draw:style-name="gr34" draw:text-style-name="P5" draw:layer="layout" draw:type="lines" svg:x1="15.282cm" svg:y1="10.866cm" svg:x2="15.282cm" svg:y2="16.126cm" draw:start-shape="id95" draw:start-glue-point="3" draw:end-shape="id104" draw:end-glue-point="3" svg:d="M15282 10866h-500v5260h500" svg:viewBox="0 0 501 5261">
          <text:p/>
        </draw:connector>
        <draw:frame draw:style-name="gr129" draw:text-style-name="P2" xml:id="id105" draw:id="id105" draw:layer="layout" svg:width="5.72cm" svg:height="0.683cm" svg:x="15.282cm" svg:y="16.386cm">
          <draw:text-box>
            <text:p text:style-name="P3"><text:span text:style-name="T2">date_embauche_technicien</text:span></text:p>
          </draw:text-box>
        </draw:frame>
        <draw:connector draw:style-name="gr67" draw:text-style-name="P5" draw:layer="layout" svg:x1="15.282cm" svg:y1="10.866cm" svg:x2="15.282cm" svg:y2="16.727cm" draw:start-shape="id95" draw:start-glue-point="3" draw:end-shape="id105" draw:end-glue-point="3" svg:d="M15282 10866h-500v5861h500" svg:viewBox="0 0 501 5862">
          <text:p/>
        </draw:connector>
        <draw:frame draw:style-name="gr130" draw:text-style-name="P1" xml:id="id106" draw:id="id106" draw:layer="layout" svg:width="3.728cm" svg:height="0.683cm" svg:x="15.282cm" svg:y="19.415cm">
          <draw:text-box>
            <text:p><text:span text:style-name="T1">id_chef_technicien</text:span></text:p>
          </draw:text-box>
        </draw:frame>
        <draw:frame draw:style-name="gr131" draw:text-style-name="P2" xml:id="id107" draw:id="id107" draw:layer="layout" svg:width="4.183cm" svg:height="0.683cm" svg:x="15.282cm" svg:y="19.999cm">
          <draw:text-box>
            <text:p><text:span text:style-name="T2">nom_chef_technicien</text:span></text:p>
          </draw:text-box>
        </draw:frame>
        <draw:frame draw:style-name="gr132" draw:text-style-name="P2" xml:id="id108" draw:id="id108" draw:layer="layout" svg:width="4.746cm" svg:height="0.683cm" svg:x="15.282cm" svg:y="20.584cm">
          <draw:text-box>
            <text:p><text:span text:style-name="T2">prenom_chef_technicien</text:span></text:p>
          </draw:text-box>
        </draw:frame>
        <draw:frame draw:style-name="gr133" draw:text-style-name="P2" xml:id="id109" draw:id="id109" draw:layer="layout" svg:width="3.923cm" svg:height="0.683cm" svg:x="15.282cm" svg:y="21.168cm">
          <draw:text-box>
            <text:p><text:span text:style-name="T2">cin_chef_technicien</text:span></text:p>
          </draw:text-box>
        </draw:frame>
        <draw:frame draw:style-name="gr123" draw:text-style-name="P2" xml:id="id110" draw:id="id110" draw:layer="layout" svg:width="5.655cm" svg:height="0.683cm" svg:x="15.282cm" svg:y="21.753cm">
          <draw:text-box>
            <text:p><text:span text:style-name="T2">date_chef_technicien</text:span></text:p>
          </draw:text-box>
        </draw:frame>
        <draw:frame draw:style-name="gr122" draw:text-style-name="P2" xml:id="id111" draw:id="id111" draw:layer="layout" svg:width="4.248cm" svg:height="0.683cm" svg:x="15.282cm" svg:y="22.337cm">
          <draw:text-box>
            <text:p><text:span text:style-name="T2">sexe_chef_technicien</text:span></text:p>
          </draw:text-box>
        </draw:frame>
        <draw:frame draw:style-name="gr134" draw:text-style-name="P2" xml:id="id112" draw:id="id112" draw:layer="layout" svg:width="4.811cm" svg:height="0.683cm" svg:x="15.282cm" svg:y="22.922cm">
          <draw:text-box>
            <text:p><text:span text:style-name="T2">adresse_chef_technicien</text:span></text:p>
          </draw:text-box>
        </draw:frame>
        <draw:frame draw:style-name="gr135" draw:text-style-name="P2" xml:id="id113" draw:id="id113" draw:layer="layout" svg:width="5.136cm" svg:height="0.683cm" svg:x="15.282cm" svg:y="23.506cm">
          <draw:text-box>
            <text:p><text:span text:style-name="T2">telephone_chef_technicien</text:span></text:p>
          </draw:text-box>
        </draw:frame>
        <draw:frame draw:style-name="gr136" draw:text-style-name="P2" xml:id="id114" draw:id="id114" draw:layer="layout" svg:width="4.378cm" svg:height="0.683cm" svg:x="15.282cm" svg:y="24.091cm">
          <draw:text-box>
            <text:p text:style-name="P3"><text:span text:style-name="T2">statut_chef_technicien</text:span></text:p>
          </draw:text-box>
        </draw:frame>
        <draw:frame draw:style-name="gr137" draw:text-style-name="P2" xml:id="id115" draw:id="id115" draw:layer="layout" svg:width="4.681cm" svg:height="0.683cm" svg:x="15.282cm" svg:y="24.675cm">
          <draw:text-box>
            <text:p text:style-name="P3"><text:span text:style-name="T2">salaire_chef_technicien </text:span></text:p>
          </draw:text-box>
        </draw:frame>
        <draw:connector draw:style-name="gr9" draw:text-style-name="P5" draw:layer="layout" draw:type="lines" svg:x1="15.282cm" svg:y1="19.756cm" svg:x2="15.282cm" svg:y2="20.34cm" draw:start-shape="id106" draw:start-glue-point="3" draw:end-shape="id107" draw:end-glue-point="3" svg:d="M15282 19756h-500v584h500" svg:viewBox="0 0 501 585">
          <text:p/>
        </draw:connector>
        <draw:connector draw:style-name="gr10" draw:text-style-name="P5" draw:layer="layout" draw:type="lines" svg:x1="15.282cm" svg:y1="19.756cm" svg:x2="15.282cm" svg:y2="20.925cm" draw:start-shape="id106" draw:start-glue-point="3" draw:end-shape="id108" draw:end-glue-point="3" svg:d="M15282 19756h-500v1169h500" svg:viewBox="0 0 501 1170">
          <text:p/>
        </draw:connector>
        <draw:connector draw:style-name="gr11" draw:text-style-name="P5" draw:layer="layout" draw:type="lines" svg:x1="15.282cm" svg:y1="19.756cm" svg:x2="15.282cm" svg:y2="21.509cm" draw:start-shape="id106" draw:start-glue-point="3" draw:end-shape="id109" draw:end-glue-point="3" svg:d="M15282 19756h-500v1753h500" svg:viewBox="0 0 501 1754">
          <text:p/>
        </draw:connector>
        <draw:connector draw:style-name="gr12" draw:text-style-name="P5" draw:layer="layout" draw:type="lines" svg:x1="15.282cm" svg:y1="19.756cm" svg:x2="15.282cm" svg:y2="22.094cm" draw:start-shape="id106" draw:start-glue-point="3" draw:end-shape="id110" draw:end-glue-point="3" svg:d="M15282 19756h-500v2338h500" svg:viewBox="0 0 501 2339">
          <text:p/>
        </draw:connector>
        <draw:connector draw:style-name="gr13" draw:text-style-name="P5" draw:layer="layout" draw:type="lines" svg:x1="15.282cm" svg:y1="19.756cm" svg:x2="15.282cm" svg:y2="22.678cm" draw:start-shape="id106" draw:start-glue-point="3" draw:end-shape="id111" draw:end-glue-point="3" svg:d="M15282 19756h-500v2922h500" svg:viewBox="0 0 501 2923">
          <text:p/>
        </draw:connector>
        <draw:connector draw:style-name="gr14" draw:text-style-name="P5" draw:layer="layout" draw:type="lines" svg:x1="15.282cm" svg:y1="19.756cm" svg:x2="15.282cm" svg:y2="23.263cm" draw:start-shape="id106" draw:start-glue-point="3" draw:end-shape="id112" draw:end-glue-point="3" svg:d="M15282 19756h-500v3507h500" svg:viewBox="0 0 501 3508">
          <text:p/>
        </draw:connector>
        <draw:connector draw:style-name="gr15" draw:text-style-name="P5" draw:layer="layout" draw:type="lines" svg:x1="15.282cm" svg:y1="19.756cm" svg:x2="15.282cm" svg:y2="23.847cm" draw:start-shape="id106" draw:start-glue-point="3" draw:end-shape="id113" draw:end-glue-point="3" svg:d="M15282 19756h-500v4091h500" svg:viewBox="0 0 501 4092">
          <text:p/>
        </draw:connector>
        <draw:connector draw:style-name="gr33" draw:text-style-name="P5" draw:layer="layout" draw:type="lines" svg:x1="15.282cm" svg:y1="19.756cm" svg:x2="15.282cm" svg:y2="24.432cm" draw:start-shape="id106" draw:start-glue-point="3" draw:end-shape="id114" draw:end-glue-point="3" svg:d="M15282 19756h-500v4676h500" svg:viewBox="0 0 501 4677">
          <text:p/>
        </draw:connector>
        <draw:connector draw:style-name="gr34" draw:text-style-name="P5" draw:layer="layout" draw:type="lines" svg:x1="15.282cm" svg:y1="19.756cm" svg:x2="15.282cm" svg:y2="25.016cm" draw:start-shape="id106" draw:start-glue-point="3" draw:end-shape="id115" draw:end-glue-point="3" svg:d="M15282 19756h-500v5260h500" svg:viewBox="0 0 501 5261">
          <text:p/>
        </draw:connector>
        <draw:frame draw:style-name="gr138" draw:text-style-name="P2" xml:id="id116" draw:id="id116" draw:layer="layout" svg:width="6.218cm" svg:height="0.683cm" svg:x="15.282cm" svg:y="25.276cm">
          <draw:text-box>
            <text:p text:style-name="P3"><text:span text:style-name="T2">date_embauche_chef_technicien</text:span></text:p>
          </draw:text-box>
        </draw:frame>
        <draw:connector draw:style-name="gr67" draw:text-style-name="P5" draw:layer="layout" svg:x1="15.282cm" svg:y1="19.756cm" svg:x2="15.282cm" svg:y2="25.617cm" draw:start-shape="id106" draw:start-glue-point="3" draw:end-shape="id116" draw:end-glue-point="3" svg:d="M15282 19756h-500v5861h500" svg:viewBox="0 0 501 5862">
          <text:p/>
        </draw:connector>
        <draw:frame draw:style-name="gr72" draw:text-style-name="P1" xml:id="id117" draw:id="id117" draw:layer="layout" svg:width="4.464cm" svg:height="0.683cm" svg:x="3.07cm" svg:y="3.062cm">
          <draw:text-box>
            <text:p><text:span text:style-name="T1">id_analyse_cholesterol</text:span></text:p>
          </draw:text-box>
        </draw:frame>
        <draw:frame draw:style-name="gr121" draw:text-style-name="P2" xml:id="id118" draw:id="id118" draw:layer="layout" svg:width="3.685cm" svg:height="0.683cm" svg:x="3.07cm" svg:y="4.246cm">
          <draw:text-box>
            <text:p text:style-name="P3"><text:span text:style-name="T2">cholesterol_unite</text:span></text:p>
          </draw:text-box>
        </draw:frame>
        <draw:frame draw:style-name="gr122" draw:text-style-name="P2" xml:id="id119" draw:id="id119" draw:layer="layout" svg:width="4.248cm" svg:height="0.683cm" svg:x="3.07cm" svg:y="4.831cm">
          <draw:text-box>
            <text:p text:style-name="P3"><text:span text:style-name="T2">cholesterol_ldl</text:span></text:p>
          </draw:text-box>
        </draw:frame>
        <draw:frame draw:style-name="gr113" draw:text-style-name="P2" xml:id="id120" draw:id="id120" draw:layer="layout" svg:width="3.425cm" svg:height="0.683cm" svg:x="3.07cm" svg:y="5.415cm">
          <draw:text-box>
            <text:p text:style-name="P3"><text:span text:style-name="T2">cholesterol_hdl</text:span></text:p>
          </draw:text-box>
        </draw:frame>
        <draw:frame draw:style-name="gr123" draw:text-style-name="P2" xml:id="id121" draw:id="id121" draw:layer="layout" svg:width="5.655cm" svg:height="0.683cm" svg:x="3.07cm" svg:y="6cm">
          <draw:text-box>
            <text:p text:style-name="P3"><text:span text:style-name="T2">triglycerides</text:span></text:p>
          </draw:text-box>
        </draw:frame>
        <draw:frame draw:style-name="gr124" draw:text-style-name="P2" xml:id="id122" draw:id="id122" draw:layer="layout" svg:width="3.75cm" svg:height="0.683cm" svg:x="3.07cm" svg:y="6.584cm">
          <draw:text-box>
            <text:p text:style-name="P3"><text:span text:style-name="T2">triglycerides_unite</text:span></text:p>
          </draw:text-box>
        </draw:frame>
        <draw:frame draw:style-name="gr139" draw:text-style-name="P2" xml:id="id123" draw:id="id123" draw:layer="layout" svg:width="6.326cm" svg:height="0.683cm" svg:x="3.07cm" svg:y="7.169cm">
          <draw:text-box>
            <text:p text:style-name="P3"><text:span text:style-name="T2">interpretation_analyse cholesterol</text:span></text:p>
          </draw:text-box>
        </draw:frame>
        <draw:connector draw:style-name="gr9" draw:text-style-name="P5" draw:layer="layout" draw:type="lines" svg:x1="3.07cm" svg:y1="3.403cm" svg:x2="3.07cm" svg:y2="4.587cm" draw:start-shape="id117" draw:start-glue-point="3" draw:end-shape="id118" draw:end-glue-point="3" svg:d="M3070 3403h-500v1184h500" svg:viewBox="0 0 501 1185">
          <text:p/>
        </draw:connector>
        <draw:connector draw:style-name="gr10" draw:text-style-name="P5" draw:layer="layout" draw:type="lines" svg:x1="3.07cm" svg:y1="3.403cm" svg:x2="3.07cm" svg:y2="5.172cm" draw:start-shape="id117" draw:start-glue-point="3" draw:end-shape="id119" draw:end-glue-point="3" svg:d="M3070 3403h-500v1769h500" svg:viewBox="0 0 501 1770">
          <text:p/>
        </draw:connector>
        <draw:connector draw:style-name="gr11" draw:text-style-name="P5" draw:layer="layout" draw:type="lines" svg:x1="3.07cm" svg:y1="3.403cm" svg:x2="3.07cm" svg:y2="5.756cm" draw:start-shape="id117" draw:start-glue-point="3" draw:end-shape="id120" draw:end-glue-point="3" svg:d="M3070 3403h-500v2353h500" svg:viewBox="0 0 501 2354">
          <text:p/>
        </draw:connector>
        <draw:connector draw:style-name="gr12" draw:text-style-name="P5" draw:layer="layout" draw:type="lines" svg:x1="3.07cm" svg:y1="3.403cm" svg:x2="3.07cm" svg:y2="6.341cm" draw:start-shape="id117" draw:start-glue-point="3" draw:end-shape="id121" draw:end-glue-point="3" svg:d="M3070 3403h-500v2938h500" svg:viewBox="0 0 501 2939">
          <text:p/>
        </draw:connector>
        <draw:connector draw:style-name="gr13" draw:text-style-name="P5" draw:layer="layout" draw:type="lines" svg:x1="3.07cm" svg:y1="3.403cm" svg:x2="3.07cm" svg:y2="6.925cm" draw:start-shape="id117" draw:start-glue-point="3" draw:end-shape="id122" draw:end-glue-point="3" svg:d="M3070 3403h-500v3522h500" svg:viewBox="0 0 501 3523">
          <text:p/>
        </draw:connector>
        <draw:connector draw:style-name="gr14" draw:text-style-name="P5" draw:layer="layout" draw:type="lines" svg:x1="3.07cm" svg:y1="3.403cm" svg:x2="3.07cm" svg:y2="7.51cm" draw:start-shape="id117" draw:start-glue-point="3" draw:end-shape="id123" draw:end-glue-point="3" svg:d="M3070 3403h-500v4107h500" svg:viewBox="0 0 501 4108">
          <text:p/>
        </draw:connector>
        <draw:frame draw:style-name="gr133" draw:text-style-name="P1" xml:id="id124" draw:id="id124" draw:layer="layout" svg:width="3.923cm" svg:height="0.683cm" svg:x="3.47cm" svg:y="11.062cm">
          <draw:text-box>
            <text:p><text:span text:style-name="T1">id_analyse_glucose</text:span></text:p>
          </draw:text-box>
        </draw:frame>
        <draw:frame draw:style-name="gr121" draw:text-style-name="P2" xml:id="id125" draw:id="id125" draw:layer="layout" svg:width="3.685cm" svg:height="0.683cm" svg:x="3.47cm" svg:y="12.246cm">
          <draw:text-box>
            <text:p text:style-name="P3"><text:span text:style-name="T2">glucose_unite</text:span></text:p>
          </draw:text-box>
        </draw:frame>
        <draw:frame draw:style-name="gr140" draw:text-style-name="P2" xml:id="id126" draw:id="id126" draw:layer="layout" svg:width="5.893cm" svg:height="0.683cm" svg:x="3.47cm" svg:y="12.831cm">
          <draw:text-box>
            <text:p text:style-name="P3"><text:span text:style-name="T2">interpretation_analyse_glucose</text:span></text:p>
          </draw:text-box>
        </draw:frame>
        <draw:frame draw:style-name="gr141" draw:text-style-name="P2" xml:id="id127" draw:id="id127" draw:layer="layout" svg:width="5.871cm" svg:height="0.683cm" svg:x="3.47cm" svg:y="13.415cm">
          <draw:text-box>
            <text:p text:style-name="P3"><text:span text:style-name="T2">commentaire_analyse_glucose</text:span></text:p>
          </draw:text-box>
        </draw:frame>
        <draw:connector draw:style-name="gr9" draw:text-style-name="P5" draw:layer="layout" draw:type="lines" svg:x1="3.47cm" svg:y1="11.403cm" svg:x2="3.47cm" svg:y2="12.587cm" draw:start-shape="id124" draw:start-glue-point="3" draw:end-shape="id125" draw:end-glue-point="3" svg:d="M3470 11403h-500v1184h500" svg:viewBox="0 0 501 1185">
          <text:p/>
        </draw:connector>
        <draw:connector draw:style-name="gr10" draw:text-style-name="P5" draw:layer="layout" draw:type="lines" svg:x1="3.47cm" svg:y1="11.403cm" svg:x2="3.47cm" svg:y2="13.172cm" draw:start-shape="id124" draw:start-glue-point="3" draw:end-shape="id126" draw:end-glue-point="3" svg:d="M3470 11403h-500v1769h500" svg:viewBox="0 0 501 1770">
          <text:p/>
        </draw:connector>
        <draw:connector draw:style-name="gr11" draw:text-style-name="P5" draw:layer="layout" draw:type="lines" svg:x1="3.47cm" svg:y1="11.403cm" svg:x2="3.47cm" svg:y2="13.756cm" draw:start-shape="id124" draw:start-glue-point="3" draw:end-shape="id127" draw:end-glue-point="3" svg:d="M3470 11403h-500v2353h500" svg:viewBox="0 0 501 2354">
          <text:p/>
        </draw:connector>
        <draw:frame draw:style-name="gr142" draw:text-style-name="P2" xml:id="id129" draw:id="id129" draw:layer="layout" svg:width="6.412cm" svg:height="0.683cm" svg:x="3.071cm" svg:y="7.784cm">
          <draw:text-box>
            <text:p text:style-name="P3"><text:span text:style-name="T2">commentaire_analyse_cholesterol</text:span></text:p>
          </draw:text-box>
        </draw:frame>
        <draw:frame draw:style-name="gr143" draw:text-style-name="P2" xml:id="id130" draw:id="id130" draw:layer="layout" svg:width="5.114cm" svg:height="0.683cm" svg:x="3.071cm" svg:y="8.369cm">
          <draw:text-box>
            <text:p text:style-name="P3"><text:span text:style-name="T2">statut_analyse_cholesterol</text:span></text:p>
          </draw:text-box>
        </draw:frame>
        <draw:frame draw:style-name="gr144" draw:text-style-name="P2" xml:id="id128" draw:id="id128" draw:layer="layout" svg:width="4.573cm" svg:height="0.683cm" svg:x="3.47cm" svg:y="14.016cm">
          <draw:text-box>
            <text:p text:style-name="P3"><text:span text:style-name="T2">statut_analyse_glucose</text:span></text:p>
          </draw:text-box>
        </draw:frame>
        <draw:connector draw:style-name="gr145" draw:text-style-name="P11" draw:layer="layout" svg:x1="3.47cm" svg:y1="11.403cm" svg:x2="3.47cm" svg:y2="14.357cm" draw:start-shape="id124" draw:start-glue-point="3" draw:end-shape="id128" draw:end-glue-point="3" svg:d="M3470 11403h-500v2954h500" svg:viewBox="0 0 501 2955">
          <text:p/>
        </draw:connector>
        <draw:connector draw:style-name="gr146" draw:text-style-name="P11" draw:layer="layout" svg:x1="3.07cm" svg:y1="3.403cm" svg:x2="3.071cm" svg:y2="8.125cm" draw:start-shape="id117" draw:start-glue-point="3" draw:end-shape="id129" draw:end-glue-point="3" svg:d="M3070 3403h-500v4722h501" svg:viewBox="0 0 502 4723">
          <text:p/>
        </draw:connector>
        <draw:connector draw:style-name="gr147" draw:text-style-name="P11" draw:layer="layout" svg:x1="3.07cm" svg:y1="3.403cm" svg:x2="3.071cm" svg:y2="8.71cm" draw:start-shape="id117" draw:start-glue-point="3" draw:end-shape="id130" draw:end-glue-point="3" svg:d="M3070 3403h-500v5307h501" svg:viewBox="0 0 502 5308">
          <text:p/>
        </draw:connector>
        <draw:frame draw:style-name="gr134" draw:text-style-name="P1" xml:id="id131" draw:id="id131" draw:layer="layout" svg:width="4.811cm" svg:height="0.683cm" svg:x="2.67cm" svg:y="16.263cm">
          <draw:text-box>
            <text:p><text:span text:style-name="T1">id_analyse_hemoglobine</text:span></text:p>
          </draw:text-box>
        </draw:frame>
        <draw:frame draw:style-name="gr148" draw:text-style-name="P2" xml:id="id132" draw:id="id132" draw:layer="layout" svg:width="3.793cm" svg:height="0.683cm" svg:x="2.67cm" svg:y="17.447cm">
          <draw:text-box>
            <text:p text:style-name="P3"><text:span text:style-name="T2">hemoglobine_unite</text:span></text:p>
          </draw:text-box>
        </draw:frame>
        <draw:frame draw:style-name="gr114" draw:text-style-name="P2" xml:id="id133" draw:id="id133" draw:layer="layout" svg:width="6.781cm" svg:height="0.683cm" svg:x="2.67cm" svg:y="18.032cm">
          <draw:text-box>
            <text:p text:style-name="P3"><text:span text:style-name="T2">interpretation_analyse_hemoglobine</text:span></text:p>
          </draw:text-box>
        </draw:frame>
        <draw:frame draw:style-name="gr149" draw:text-style-name="P2" xml:id="id134" draw:id="id134" draw:layer="layout" svg:width="6.759cm" svg:height="0.683cm" svg:x="2.67cm" svg:y="18.616cm">
          <draw:text-box>
            <text:p text:style-name="P3"><text:span text:style-name="T2">commentaire_analyse_hemoglobine</text:span></text:p>
          </draw:text-box>
        </draw:frame>
        <draw:connector draw:style-name="gr9" draw:text-style-name="P5" draw:layer="layout" draw:type="lines" svg:x1="2.67cm" svg:y1="16.604cm" svg:x2="2.67cm" svg:y2="17.788cm" draw:start-shape="id131" draw:start-glue-point="3" draw:end-shape="id132" draw:end-glue-point="3" svg:d="M2670 16604h-500v1184h500" svg:viewBox="0 0 501 1185">
          <text:p/>
        </draw:connector>
        <draw:connector draw:style-name="gr10" draw:text-style-name="P5" draw:layer="layout" draw:type="lines" svg:x1="2.67cm" svg:y1="16.604cm" svg:x2="2.67cm" svg:y2="18.373cm" draw:start-shape="id131" draw:start-glue-point="3" draw:end-shape="id133" draw:end-glue-point="3" svg:d="M2670 16604h-500v1769h500" svg:viewBox="0 0 501 1770">
          <text:p/>
        </draw:connector>
        <draw:connector draw:style-name="gr11" draw:text-style-name="P5" draw:layer="layout" draw:type="lines" svg:x1="2.67cm" svg:y1="16.604cm" svg:x2="2.67cm" svg:y2="18.957cm" draw:start-shape="id131" draw:start-glue-point="3" draw:end-shape="id134" draw:end-glue-point="3" svg:d="M2670 16604h-500v2353h500" svg:viewBox="0 0 501 2354">
          <text:p/>
        </draw:connector>
        <draw:frame draw:style-name="gr150" draw:text-style-name="P2" xml:id="id135" draw:id="id135" draw:layer="layout" svg:width="5.46cm" svg:height="0.683cm" svg:x="2.67cm" svg:y="19.217cm">
          <draw:text-box>
            <text:p text:style-name="P3"><text:span text:style-name="T2">statut_analyse_hemoglobine</text:span></text:p>
          </draw:text-box>
        </draw:frame>
        <draw:connector draw:style-name="gr145" draw:text-style-name="P11" draw:layer="layout" svg:x1="2.67cm" svg:y1="16.604cm" svg:x2="2.67cm" svg:y2="19.558cm" draw:start-shape="id131" draw:start-glue-point="3" draw:end-shape="id135" draw:end-glue-point="3" svg:d="M2670 16604h-500v2954h500" svg:viewBox="0 0 501 2955">
          <text:p/>
        </draw:connector>
        <draw:frame draw:style-name="gr72" draw:text-style-name="P1" xml:id="id136" draw:id="id136" draw:layer="layout" svg:width="4.464cm" svg:height="0.683cm" svg:x="4.17cm" svg:y="22.064cm">
          <draw:text-box>
            <text:p><text:span text:style-name="T1">id_analyse_vitamine_d</text:span></text:p>
          </draw:text-box>
        </draw:frame>
        <draw:frame draw:style-name="gr121" draw:text-style-name="P2" xml:id="id137" draw:id="id137" draw:layer="layout" svg:width="3.685cm" svg:height="0.683cm" svg:x="4.17cm" svg:y="23.248cm">
          <draw:text-box>
            <text:p text:style-name="P3"><text:span text:style-name="T2">vitamine_d_unite</text:span></text:p>
          </draw:text-box>
        </draw:frame>
        <draw:frame draw:style-name="gr151" draw:text-style-name="P2" xml:id="id138" draw:id="id138" draw:layer="layout" svg:width="6.434cm" svg:height="0.683cm" svg:x="4.17cm" svg:y="23.833cm">
          <draw:text-box>
            <text:p text:style-name="P3"><text:span text:style-name="T2">interpretation_analyse_vitamine_d</text:span></text:p>
          </draw:text-box>
        </draw:frame>
        <draw:frame draw:style-name="gr142" draw:text-style-name="P2" xml:id="id139" draw:id="id139" draw:layer="layout" svg:width="6.412cm" svg:height="0.683cm" svg:x="4.17cm" svg:y="24.417cm">
          <draw:text-box>
            <text:p text:style-name="P3"><text:span text:style-name="T2">commentaire_analyse_vitamine_d</text:span></text:p>
          </draw:text-box>
        </draw:frame>
        <draw:connector draw:style-name="gr9" draw:text-style-name="P5" draw:layer="layout" draw:type="lines" svg:x1="4.17cm" svg:y1="22.405cm" svg:x2="4.17cm" svg:y2="23.589cm" draw:start-shape="id136" draw:start-glue-point="3" draw:end-shape="id137" draw:end-glue-point="3" svg:d="M4170 22405h-500v1184h500" svg:viewBox="0 0 501 1185">
          <text:p/>
        </draw:connector>
        <draw:connector draw:style-name="gr10" draw:text-style-name="P5" draw:layer="layout" draw:type="lines" svg:x1="4.17cm" svg:y1="22.405cm" svg:x2="4.17cm" svg:y2="24.174cm" draw:start-shape="id136" draw:start-glue-point="3" draw:end-shape="id138" draw:end-glue-point="3" svg:d="M4170 22405h-500v1769h500" svg:viewBox="0 0 501 1770">
          <text:p/>
        </draw:connector>
        <draw:connector draw:style-name="gr11" draw:text-style-name="P5" draw:layer="layout" draw:type="lines" svg:x1="4.17cm" svg:y1="22.405cm" svg:x2="4.17cm" svg:y2="24.758cm" draw:start-shape="id136" draw:start-glue-point="3" draw:end-shape="id139" draw:end-glue-point="3" svg:d="M4170 22405h-500v2353h500" svg:viewBox="0 0 501 2354">
          <text:p/>
        </draw:connector>
        <draw:frame draw:style-name="gr143" draw:text-style-name="P2" xml:id="id140" draw:id="id140" draw:layer="layout" svg:width="5.114cm" svg:height="0.683cm" svg:x="4.17cm" svg:y="25.018cm">
          <draw:text-box>
            <text:p text:style-name="P3"><text:span text:style-name="T2">statut_analyse_vitamine_d</text:span></text:p>
          </draw:text-box>
        </draw:frame>
        <draw:connector draw:style-name="gr145" draw:text-style-name="P11" draw:layer="layout" svg:x1="4.17cm" svg:y1="22.405cm" svg:x2="4.17cm" svg:y2="25.359cm" draw:start-shape="id136" draw:start-glue-point="3" draw:end-shape="id140" draw:end-glue-point="3" svg:d="M4170 22405h-500v2954h500" svg:viewBox="0 0 501 2955">
          <text:p/>
        </draw:connector>
        <draw:connector draw:style-name="gr93" draw:text-style-name="P12" xml:id="id141" draw:id="id141" draw:layer="layout" draw:line-skew="-1.659cm" svg:x1="3.07cm" svg:y1="3.403cm" svg:x2="0.378cm" svg:y2="-0.038cm" draw:start-shape="id117" draw:start-glue-point="3" svg:d="M3070 3403h-3255v-3441h563" svg:viewBox="0 0 3256 3442">
          <text:p/>
        </draw:connector>
        <draw:connector draw:style-name="gr93" draw:text-style-name="P12" draw:layer="layout" draw:line-skew="0.501cm" svg:x1="2.67cm" svg:y1="16.604cm" svg:x2="-0.185cm" svg:y2="1.682cm" draw:start-shape="id131" draw:start-glue-point="3" draw:end-shape="id141" draw:end-glue-point="0" svg:d="M2670 16604h-2855v-14922" svg:viewBox="0 0 2856 14923">
          <text:p/>
        </draw:connector>
        <draw:connector draw:style-name="gr93" draw:text-style-name="P12" draw:layer="layout" draw:line-skew="0.501cm" svg:x1="4.17cm" svg:y1="22.405cm" svg:x2="-0.185cm" svg:y2="1.682cm" draw:start-shape="id136" draw:start-glue-point="3" draw:end-shape="id141" draw:end-glue-point="0" svg:d="M4170 22405h-4355v-20723" svg:viewBox="0 0 4356 20724">
          <text:p/>
        </draw:connector>
        <draw:connector draw:style-name="gr93" draw:text-style-name="P12" draw:layer="layout" draw:line-skew="0.501cm" svg:x1="3.47cm" svg:y1="11.403cm" svg:x2="-0.185cm" svg:y2="1.682cm" draw:start-shape="id124" draw:start-glue-point="3" draw:end-shape="id141" draw:end-glue-point="0" svg:d="M3470 11403h-3655v-9721" svg:viewBox="0 0 3656 9722">
          <text:p/>
        </draw:connector>
        <draw:connector draw:style-name="gr93" draw:text-style-name="P12" xml:id="id142" draw:id="id142" draw:layer="layout" draw:line-skew="2.541cm" svg:x1="7.534cm" svg:y1="3.403cm" svg:x2="13.014cm" svg:y2="-0.033cm" draw:start-shape="id117" draw:start-glue-point="1" svg:d="M7534 3403h5531v-3436h-51" svg:viewBox="0 0 5532 3437">
          <text:p/>
        </draw:connector>
        <draw:connector draw:style-name="gr93" draw:text-style-name="P12" xml:id="id143" draw:id="id143" draw:layer="layout" draw:line-skew="-0.501cm" svg:x1="7.393cm" svg:y1="11.403cm" svg:x2="13.065cm" svg:y2="1.685cm" draw:start-shape="id124" draw:start-glue-point="1" draw:end-shape="id142" draw:end-glue-point="0" svg:d="M7393 11403h5672v-9718" svg:viewBox="0 0 5673 9719">
          <text:p/>
        </draw:connector>
        <draw:connector draw:style-name="gr93" draw:text-style-name="P12" xml:id="id144" draw:id="id144" draw:layer="layout" draw:line-skew="-0.501cm" svg:x1="7.481cm" svg:y1="16.604cm" svg:x2="13.065cm" svg:y2="6.544cm" draw:start-shape="id131" draw:start-glue-point="1" draw:end-shape="id143" draw:end-glue-point="0" svg:d="M7481 16604h5584v-10060" svg:viewBox="0 0 5585 10061">
          <text:p/>
        </draw:connector>
        <draw:connector draw:style-name="gr93" draw:text-style-name="P12" draw:layer="layout" draw:line-skew="-0.501cm" svg:x1="8.634cm" svg:y1="22.405cm" svg:x2="13.065cm" svg:y2="11.574cm" draw:start-shape="id136" draw:start-glue-point="1" draw:end-shape="id144" draw:end-glue-point="0" svg:d="M8634 22405h4431v-10831" svg:viewBox="0 0 4432 10832">
          <text:p/>
        </draw:connector>
        <draw:connector draw:style-name="gr152" draw:text-style-name="P11" draw:layer="layout" svg:x1="5.302cm" svg:y1="3.062cm" svg:x2="14.7cm" svg:y2="1.976cm" draw:start-shape="id117" draw:start-glue-point="0" draw:end-shape="id84" draw:end-glue-point="3" svg:d="M5302 3062v-1086h9398" svg:viewBox="0 0 9399 1087">
          <text:p/>
        </draw:connector>
        <draw:connector draw:style-name="gr153" draw:text-style-name="P11" draw:layer="layout" draw:line-skew="-0.883cm" svg:x1="7.534cm" svg:y1="3.403cm" svg:x2="15.282cm" svg:y2="10.866cm" draw:start-shape="id117" draw:start-glue-point="1" draw:end-shape="id95" draw:end-glue-point="3" svg:d="M7534 3403h2991v7463h4757" svg:viewBox="0 0 7749 7464">
          <text:p/>
        </draw:connector>
        <draw:connector draw:style-name="gr154" draw:text-style-name="P11" draw:layer="layout" draw:line-skew="-1.836cm" svg:x1="7.534cm" svg:y1="3.403cm" svg:x2="15.282cm" svg:y2="19.756cm" draw:start-shape="id117" draw:start-glue-point="1" draw:end-shape="id106" draw:end-glue-point="3" svg:d="M7534 3403h2038v16353h5710" svg:viewBox="0 0 7749 16354">
          <text:p/>
        </draw:connector>
        <draw:frame draw:style-name="gr143" draw:text-style-name="P2" xml:id="id145" draw:id="id145" draw:layer="layout" svg:width="5.114cm" svg:height="0.683cm" svg:x="3.072cm" svg:y="8.97cm">
          <draw:text-box>
            <text:p text:style-name="P3"><text:span text:style-name="T2">date_analyse_cholesterol</text:span></text:p>
          </draw:text-box>
        </draw:frame>
        <draw:frame draw:style-name="gr144" draw:text-style-name="P2" xml:id="id146" draw:id="id146" draw:layer="layout" svg:width="4.573cm" svg:height="0.683cm" svg:x="3.47cm" svg:y="14.617cm">
          <draw:text-box>
            <text:p text:style-name="P3"><text:span text:style-name="T2">date_analyse_glucose</text:span></text:p>
          </draw:text-box>
        </draw:frame>
        <draw:frame draw:style-name="gr150" draw:text-style-name="P2" xml:id="id148" draw:id="id148" draw:layer="layout" svg:width="5.46cm" svg:height="0.683cm" svg:x="2.67cm" svg:y="19.818cm">
          <draw:text-box>
            <text:p text:style-name="P3"><text:span text:style-name="T2">date_analyse_hemoglobine</text:span></text:p>
          </draw:text-box>
        </draw:frame>
        <draw:frame draw:style-name="gr119" draw:text-style-name="P2" xml:id="id147" draw:id="id147" draw:layer="layout" svg:width="5.2cm" svg:height="0.683cm" svg:x="4.171cm" svg:y="25.619cm">
          <draw:text-box>
            <text:p text:style-name="P3"><text:span text:style-name="T2">date_analyse_vitamine_d</text:span></text:p>
          </draw:text-box>
        </draw:frame>
        <draw:connector draw:style-name="gr155" draw:text-style-name="P11" draw:layer="layout" svg:x1="3.07cm" svg:y1="3.403cm" svg:x2="3.072cm" svg:y2="9.311cm" draw:start-shape="id117" draw:start-glue-point="3" draw:end-shape="id145" draw:end-glue-point="3" svg:d="M3070 3403h-500v5908h502" svg:viewBox="0 0 503 5909">
          <text:p/>
        </draw:connector>
        <draw:connector draw:style-name="gr156" draw:text-style-name="P11" draw:layer="layout" svg:x1="3.47cm" svg:y1="11.403cm" svg:x2="3.47cm" svg:y2="14.958cm" draw:start-shape="id124" draw:start-glue-point="3" draw:end-shape="id146" draw:end-glue-point="3" svg:d="M3470 11403h-500v3555h500" svg:viewBox="0 0 501 3556">
          <text:p/>
        </draw:connector>
        <draw:connector draw:style-name="gr157" draw:text-style-name="P11" draw:layer="layout" svg:x1="4.17cm" svg:y1="22.405cm" svg:x2="4.171cm" svg:y2="25.96cm" draw:start-shape="id136" draw:start-glue-point="3" draw:end-shape="id147" draw:end-glue-point="3" svg:d="M4170 22405h-500v3555h501" svg:viewBox="0 0 502 3556">
          <text:p/>
        </draw:connector>
        <draw:connector draw:style-name="gr158" draw:text-style-name="P11" draw:layer="layout" draw:line-skew="-0.522cm" svg:x1="7.393cm" svg:y1="11.403cm" svg:x2="14.7cm" svg:y2="1.976cm" draw:start-shape="id124" draw:start-glue-point="1" draw:end-shape="id84" draw:end-glue-point="3" svg:d="M7393 11403h3132v-9427h4175" svg:viewBox="0 0 7308 9428">
          <text:p/>
        </draw:connector>
        <draw:connector draw:style-name="gr159" draw:text-style-name="P11" draw:layer="layout" draw:line-skew="-0.813cm" svg:x1="7.393cm" svg:y1="11.403cm" svg:x2="15.282cm" svg:y2="10.866cm" draw:start-shape="id124" draw:start-glue-point="1" draw:end-shape="id95" draw:end-glue-point="3" svg:d="M7393 11403h3132v-537h4757" svg:viewBox="0 0 7890 538">
          <text:p/>
        </draw:connector>
        <draw:connector draw:style-name="gr160" draw:text-style-name="P11" draw:layer="layout" draw:line-skew="-0.813cm" svg:x1="7.393cm" svg:y1="11.403cm" svg:x2="15.282cm" svg:y2="19.756cm" draw:start-shape="id124" draw:start-glue-point="1" draw:end-shape="id106" draw:end-glue-point="3" svg:d="M7393 11403h3132v8353h4757" svg:viewBox="0 0 7890 8354">
          <text:p/>
        </draw:connector>
        <draw:connector draw:style-name="gr161" draw:text-style-name="P11" draw:layer="layout" draw:line-skew="0.386cm" svg:x1="7.481cm" svg:y1="16.604cm" svg:x2="14.7cm" svg:y2="1.976cm" draw:start-shape="id131" draw:start-glue-point="1" draw:end-shape="id84" draw:end-glue-point="3" svg:d="M7481 16604h3996v-14628h3223" svg:viewBox="0 0 7220 14629">
          <text:p/>
        </draw:connector>
        <draw:connector draw:style-name="gr162" draw:text-style-name="P11" draw:layer="layout" draw:line-skew="0.095cm" svg:x1="7.481cm" svg:y1="16.604cm" svg:x2="15.282cm" svg:y2="10.866cm" draw:start-shape="id131" draw:start-glue-point="1" draw:end-shape="id95" draw:end-glue-point="3" svg:d="M7481 16604h3996v-5738h3805" svg:viewBox="0 0 7802 5739">
          <text:p/>
        </draw:connector>
        <draw:connector draw:style-name="gr163" draw:text-style-name="P11" draw:layer="layout" draw:line-skew="0.095cm" svg:x1="7.481cm" svg:y1="16.604cm" svg:x2="15.282cm" svg:y2="19.756cm" draw:start-shape="id131" draw:start-glue-point="1" draw:end-shape="id106" draw:end-glue-point="3" svg:d="M7481 16604h3996v3152h3805" svg:viewBox="0 0 7802 3153">
          <text:p/>
        </draw:connector>
        <draw:connector draw:style-name="gr164" draw:text-style-name="P11" draw:layer="layout" draw:line-skew="0.763cm" svg:x1="8.634cm" svg:y1="22.405cm" svg:x2="14.7cm" svg:y2="1.976cm" draw:start-shape="id136" draw:start-glue-point="1" draw:end-shape="id84" draw:end-glue-point="3" svg:d="M8634 22405h3796v-20429h2270" svg:viewBox="0 0 6067 20430">
          <text:p/>
        </draw:connector>
        <draw:connector draw:style-name="gr165" draw:text-style-name="P11" draw:layer="layout" draw:line-skew="0.472cm" svg:x1="8.634cm" svg:y1="22.405cm" svg:x2="15.282cm" svg:y2="10.866cm" draw:start-shape="id136" draw:start-glue-point="1" draw:end-shape="id95" draw:end-glue-point="3" svg:d="M8634 22405h3796v-11539h2852" svg:viewBox="0 0 6649 11540">
          <text:p/>
        </draw:connector>
        <draw:connector draw:style-name="gr166" draw:text-style-name="P11" draw:layer="layout" draw:line-skew="0.472cm" svg:x1="8.634cm" svg:y1="22.405cm" svg:x2="15.282cm" svg:y2="19.756cm" draw:start-shape="id136" draw:start-glue-point="1" draw:end-shape="id106" draw:end-glue-point="3" svg:d="M8634 22405h3796v-2649h2852" svg:viewBox="0 0 6649 2650">
          <text:p/>
        </draw:connector>
        <draw:connector draw:style-name="gr167" draw:text-style-name="P11" draw:layer="layout" svg:x1="2.67cm" svg:y1="16.604cm" svg:x2="2.67cm" svg:y2="20.159cm" draw:start-shape="id131" draw:start-glue-point="3" draw:end-shape="id148" draw:end-glue-point="3" svg:d="M2670 16604h-500v3555h500" svg:viewBox="0 0 501 3556">
          <text:p/>
        </draw:connector>
        <draw:frame draw:style-name="gr168" draw:text-style-name="P2" xml:id="id149" draw:id="id149" draw:layer="layout" svg:width="4.875cm" svg:height="0.683cm" svg:x="3.072cm" svg:y="3.685cm">
          <draw:text-box>
            <text:p text:style-name="P3"><text:span text:style-name="T2">cholesterol_total</text:span></text:p>
          </draw:text-box>
        </draw:frame>
        <draw:frame draw:style-name="gr168" draw:text-style-name="P2" xml:id="id150" draw:id="id150" draw:layer="layout" svg:width="4.875cm" svg:height="0.683cm" svg:x="3.501cm" svg:y="11.659cm">
          <draw:text-box>
            <text:p text:style-name="P3"><text:span text:style-name="T2">glucose</text:span></text:p>
          </draw:text-box>
        </draw:frame>
        <draw:frame draw:style-name="gr168" draw:text-style-name="P2" xml:id="id151" draw:id="id151" draw:layer="layout" svg:width="4.875cm" svg:height="0.683cm" svg:x="2.702cm" svg:y="16.86cm">
          <draw:text-box>
            <text:p text:style-name="P3"><text:span text:style-name="T2">hemoglobine</text:span></text:p>
          </draw:text-box>
        </draw:frame>
        <draw:frame draw:style-name="gr168" draw:text-style-name="P2" xml:id="id152" draw:id="id152" draw:layer="layout" svg:width="4.875cm" svg:height="0.683cm" svg:x="4.202cm" svg:y="22.661cm">
          <draw:text-box>
            <text:p text:style-name="P3"><text:span text:style-name="T2">vitamine_d</text:span></text:p>
          </draw:text-box>
        </draw:frame>
        <draw:connector draw:style-name="gr169" draw:text-style-name="P11" draw:layer="layout" svg:x1="3.07cm" svg:y1="3.403cm" svg:x2="3.072cm" svg:y2="4.026cm" draw:start-shape="id117" draw:start-glue-point="3" draw:end-shape="id149" draw:end-glue-point="3" svg:d="M3070 3403h-500v623h502" svg:viewBox="0 0 503 624">
          <text:p/>
        </draw:connector>
        <draw:connector draw:style-name="gr170" draw:text-style-name="P11" draw:layer="layout" svg:x1="3.47cm" svg:y1="11.403cm" svg:x2="3.501cm" svg:y2="12cm" draw:start-shape="id124" draw:start-glue-point="3" draw:end-shape="id150" draw:end-glue-point="3" svg:d="M3470 11403h-500v597h531" svg:viewBox="0 0 532 598">
          <text:p/>
        </draw:connector>
        <draw:connector draw:style-name="gr171" draw:text-style-name="P11" draw:layer="layout" svg:x1="2.67cm" svg:y1="16.604cm" svg:x2="2.702cm" svg:y2="17.201cm" draw:start-shape="id131" draw:start-glue-point="3" draw:end-shape="id151" draw:end-glue-point="3" svg:d="M2670 16604h-500v597h532" svg:viewBox="0 0 533 598">
          <text:p/>
        </draw:connector>
        <draw:connector draw:style-name="gr172" draw:text-style-name="P11" draw:layer="layout" svg:x1="4.17cm" svg:y1="22.405cm" svg:x2="4.202cm" svg:y2="23.002cm" draw:start-shape="id136" draw:start-glue-point="3" draw:end-shape="id152" draw:end-glue-point="3" svg:d="M4170 22405h-500v597h532" svg:viewBox="0 0 533 598">
          <text:p/>
        </draw:connector>
        <draw:line draw:style-name="gr94" draw:text-style-name="P11" draw:layer="layout" svg:x1="13.717cm" svg:y1="0cm" svg:x2="13.717cm" svg:y2="19.73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8" draw:display-name="Arrowheads 58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1013 1130" svg:d="M1009 1050l-449-1008-22-30-29-12-34 12-21 26-449 1012-5 13v8l5 21 12 21 17 13 21 4h903l21-4 21-13 9-21 4-21v-8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23:32:57.959030969</meta:creation-date>
    <meta:editing-duration>PT3H47M35S</meta:editing-duration>
    <meta:editing-cycles>41</meta:editing-cycles>
    <meta:generator>LibreOffice/24.8.6.2$Linux_X86_64 LibreOffice_project/480$Build-2</meta:generator>
    <dc:date>2025-04-05T15:07:10.796724614</dc:date>
    <meta:print-date>2025-04-05T15:06:57.592515082</meta:print-date>
    <meta:printed-by>PDF files</meta:printed-by>
    <meta:document-statistic meta:object-count="317"/>
  </office:meta>
</office:document-meta>
</file>